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erfecte data</text:p>
          </table:table-cell>
          <table:table-cell table:number-columns-repeated="3"/>
          <table:table-cell office:value-type="string" calcext:value-type="string">
            <text:p>Onzin data</text:p>
          </table:table-cell>
          <table:table-cell table:number-columns-repeated="2"/>
          <table:table-cell office:value-type="string" calcext:value-type="string">
            <text:p>Data met klein beetje ruis</text:p>
          </table:table-cell>
          <table:table-cell table:number-columns-repeated="3"/>
          <table:table-cell office:value-type="string" calcext:value-type="string">
            <text:p>Data met meer ruis</text:p>
          </table:table-cell>
          <table:table-cell table:number-columns-repeated="3"/>
          <table:table-cell office:value-type="string" calcext:value-type="string">
            <text:p>Data met veel r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+273" office:value-type="float" office:value="273" calcext:value-type="float">
            <text:p>273</text:p>
          </table:table-cell>
          <table:table-cell table:formula="of:=[.A3]*(9/5) + 32" office:value-type="float" office:value="32" calcext:value-type="float">
            <text:p>32</text:p>
          </table:table-cell>
          <table:table-cell/>
          <table:table-cell table:formula="of:=5+(RAND()*10)" office:value-type="float" office:value="6.93424166398323" calcext:value-type="float">
            <text:p>6.93424166398323</text:p>
          </table:table-cell>
          <table:table-cell table:formula="of:=50+(RAND()*30)" office:value-type="float" office:value="57.5953108980386" calcext:value-type="float">
            <text:p>57.59531089803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]+273+RAND()" office:value-type="float" office:value="273.072434536333" calcext:value-type="float">
            <text:p>273.072434536333</text:p>
          </table:table-cell>
          <table:table-cell table:formula="of:=[.H3]*(9/5) + 32+RAND()" office:value-type="float" office:value="32.7183516001105" calcext:value-type="float">
            <text:p>32.71835160011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]+273+(10*RAND())" office:value-type="float" office:value="278.692546640305" calcext:value-type="float">
            <text:p>278.692546640305</text:p>
          </table:table-cell>
          <table:table-cell table:formula="of:=[.L3]*(9/5) + 32+(10*RAND())" office:value-type="float" office:value="39.1170087958588" calcext:value-type="float">
            <text:p>39.11700879585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]+273+(100*RAND())" office:value-type="float" office:value="338.118931496705" calcext:value-type="float">
            <text:p>338.118931496705</text:p>
          </table:table-cell>
          <table:table-cell table:formula="of:=[.P3]*(9/5) + 32+(100*RAND())" office:value-type="float" office:value="59.4676499668894" calcext:value-type="float">
            <text:p>59.4676499668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273" office:value-type="float" office:value="274" calcext:value-type="float">
            <text:p>274</text:p>
          </table:table-cell>
          <table:table-cell table:formula="of:=[.A4]*(9/5) + 32" office:value-type="float" office:value="33.8" calcext:value-type="float">
            <text:p>33.8</text:p>
          </table:table-cell>
          <table:table-cell/>
          <table:table-cell table:formula="of:=5+(RAND()*10)" office:value-type="float" office:value="14.163629672544" calcext:value-type="float">
            <text:p>14.163629672544</text:p>
          </table:table-cell>
          <table:table-cell table:formula="of:=50+(RAND()*30)" office:value-type="float" office:value="63.9660721080995" calcext:value-type="float">
            <text:p>63.966072108099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4]+273+RAND()" office:value-type="float" office:value="274.348353780216" calcext:value-type="float">
            <text:p>274.348353780216</text:p>
          </table:table-cell>
          <table:table-cell table:formula="of:=[.H4]*(9/5) + 32+RAND()" office:value-type="float" office:value="33.858877894921" calcext:value-type="float">
            <text:p>33.8588778949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4]+273+RAND()" office:value-type="float" office:value="274.794034003006" calcext:value-type="float">
            <text:p>274.794034003006</text:p>
          </table:table-cell>
          <table:table-cell table:formula="of:=[.L4]*(9/5) + 32+RAND()" office:value-type="float" office:value="34.3922403926643" calcext:value-type="float">
            <text:p>34.392240392664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4]+273+(100*RAND())" office:value-type="float" office:value="285.686412729866" calcext:value-type="float">
            <text:p>285.686412729866</text:p>
          </table:table-cell>
          <table:table-cell table:formula="of:=[.P4]*(9/5) + 32+(100*RAND())" office:value-type="float" office:value="50.6013339816275" calcext:value-type="float">
            <text:p>50.6013339816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+273" office:value-type="float" office:value="275" calcext:value-type="float">
            <text:p>275</text:p>
          </table:table-cell>
          <table:table-cell table:formula="of:=[.A5]*(9/5) + 32" office:value-type="float" office:value="35.6" calcext:value-type="float">
            <text:p>35.6</text:p>
          </table:table-cell>
          <table:table-cell/>
          <table:table-cell table:formula="of:=5+(RAND()*10)" office:value-type="float" office:value="13.411559128708" calcext:value-type="float">
            <text:p>13.411559128708</text:p>
          </table:table-cell>
          <table:table-cell table:formula="of:=50+(RAND()*30)" office:value-type="float" office:value="76.6857421154635" calcext:value-type="float">
            <text:p>76.685742115463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5]+273+RAND()" office:value-type="float" office:value="275.487044635448" calcext:value-type="float">
            <text:p>275.487044635448</text:p>
          </table:table-cell>
          <table:table-cell table:formula="of:=[.H5]*(9/5) + 32+RAND()" office:value-type="float" office:value="35.8521995078343" calcext:value-type="float">
            <text:p>35.85219950783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5]+273+RAND()" office:value-type="float" office:value="275.070298251352" calcext:value-type="float">
            <text:p>275.070298251352</text:p>
          </table:table-cell>
          <table:table-cell table:formula="of:=[.L5]*(9/5) + 32+RAND()" office:value-type="float" office:value="36.2145567484346" calcext:value-type="float">
            <text:p>36.214556748434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5]+273+(100*RAND())" office:value-type="float" office:value="363.490145550836" calcext:value-type="float">
            <text:p>363.490145550836</text:p>
          </table:table-cell>
          <table:table-cell table:formula="of:=[.P5]*(9/5) + 32+(100*RAND())" office:value-type="float" office:value="132.394043062804" calcext:value-type="float">
            <text:p>132.394043062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+273" office:value-type="float" office:value="276" calcext:value-type="float">
            <text:p>276</text:p>
          </table:table-cell>
          <table:table-cell table:formula="of:=[.A6]*(9/5) + 32" office:value-type="float" office:value="37.4" calcext:value-type="float">
            <text:p>37.4</text:p>
          </table:table-cell>
          <table:table-cell/>
          <table:table-cell table:formula="of:=5+(RAND()*10)" office:value-type="float" office:value="11.1275090565734" calcext:value-type="float">
            <text:p>11.1275090565734</text:p>
          </table:table-cell>
          <table:table-cell table:formula="of:=50+(RAND()*30)" office:value-type="float" office:value="75.2791247123762" calcext:value-type="float">
            <text:p>75.279124712376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6]+273+RAND()" office:value-type="float" office:value="276.313302600027" calcext:value-type="float">
            <text:p>276.313302600027</text:p>
          </table:table-cell>
          <table:table-cell table:formula="of:=[.H6]*(9/5) + 32+RAND()" office:value-type="float" office:value="38.1261510566936" calcext:value-type="float">
            <text:p>38.126151056693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6]+273+RAND()" office:value-type="float" office:value="276.90608895272" calcext:value-type="float">
            <text:p>276.90608895272</text:p>
          </table:table-cell>
          <table:table-cell table:formula="of:=[.L6]*(9/5) + 32+RAND()" office:value-type="float" office:value="37.8533436680814" calcext:value-type="float">
            <text:p>37.85334366808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6]+273+(100*RAND())" office:value-type="float" office:value="365.544903983643" calcext:value-type="float">
            <text:p>365.544903983643</text:p>
          </table:table-cell>
          <table:table-cell table:formula="of:=[.P6]*(9/5) + 32+(100*RAND())" office:value-type="float" office:value="86.8046510288147" calcext:value-type="float">
            <text:p>86.8046510288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+273" office:value-type="float" office:value="277" calcext:value-type="float">
            <text:p>277</text:p>
          </table:table-cell>
          <table:table-cell table:formula="of:=[.A7]*(9/5) + 32" office:value-type="float" office:value="39.2" calcext:value-type="float">
            <text:p>39.2</text:p>
          </table:table-cell>
          <table:table-cell/>
          <table:table-cell table:formula="of:=5+(RAND()*10)" office:value-type="float" office:value="13.5157900955232" calcext:value-type="float">
            <text:p>13.5157900955232</text:p>
          </table:table-cell>
          <table:table-cell table:formula="of:=50+(RAND()*30)" office:value-type="float" office:value="73.466219902247" calcext:value-type="float">
            <text:p>73.46621990224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7]+273+RAND()" office:value-type="float" office:value="277.514072999625" calcext:value-type="float">
            <text:p>277.514072999625</text:p>
          </table:table-cell>
          <table:table-cell table:formula="of:=[.H7]*(9/5) + 32+RAND()" office:value-type="float" office:value="40.0503347862418" calcext:value-type="float">
            <text:p>40.050334786241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7]+273+RAND()" office:value-type="float" office:value="277.25379294202" calcext:value-type="float">
            <text:p>277.25379294202</text:p>
          </table:table-cell>
          <table:table-cell table:formula="of:=[.L7]*(9/5) + 32+RAND()" office:value-type="float" office:value="40.1557396219647" calcext:value-type="float">
            <text:p>40.155739621964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7]+273+(100*RAND())" office:value-type="float" office:value="332.438388452607" calcext:value-type="float">
            <text:p>332.438388452607</text:p>
          </table:table-cell>
          <table:table-cell table:formula="of:=[.P7]*(9/5) + 32+(100*RAND())" office:value-type="float" office:value="73.9100800081654" calcext:value-type="float">
            <text:p>73.9100800081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+273" office:value-type="float" office:value="278" calcext:value-type="float">
            <text:p>278</text:p>
          </table:table-cell>
          <table:table-cell table:formula="of:=[.A8]*(9/5) + 32" office:value-type="float" office:value="41" calcext:value-type="float">
            <text:p>41</text:p>
          </table:table-cell>
          <table:table-cell/>
          <table:table-cell table:formula="of:=5+(RAND()*10)" office:value-type="float" office:value="5.53155057152079" calcext:value-type="float">
            <text:p>5.53155057152079</text:p>
          </table:table-cell>
          <table:table-cell table:formula="of:=50+(RAND()*30)" office:value-type="float" office:value="50.7321668890521" calcext:value-type="float">
            <text:p>50.732166889052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8]+273+RAND()" office:value-type="float" office:value="278.351589673699" calcext:value-type="float">
            <text:p>278.351589673699</text:p>
          </table:table-cell>
          <table:table-cell table:formula="of:=[.H8]*(9/5) + 32+RAND()" office:value-type="float" office:value="41.4480626645592" calcext:value-type="float">
            <text:p>41.448062664559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8]+273+RAND()" office:value-type="float" office:value="278.433240707491" calcext:value-type="float">
            <text:p>278.433240707491</text:p>
          </table:table-cell>
          <table:table-cell table:formula="of:=[.L8]*(9/5) + 32+RAND()" office:value-type="float" office:value="41.7146115056438" calcext:value-type="float">
            <text:p>41.714611505643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8]+273+(100*RAND())" office:value-type="float" office:value="319.044613603414" calcext:value-type="float">
            <text:p>319.044613603414</text:p>
          </table:table-cell>
          <table:table-cell table:formula="of:=[.P8]*(9/5) + 32+(100*RAND())" office:value-type="float" office:value="64.2504892468291" calcext:value-type="float">
            <text:p>64.25048924682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+273" office:value-type="float" office:value="279" calcext:value-type="float">
            <text:p>279</text:p>
          </table:table-cell>
          <table:table-cell table:formula="of:=[.A9]*(9/5) + 32" office:value-type="float" office:value="42.8" calcext:value-type="float">
            <text:p>42.8</text:p>
          </table:table-cell>
          <table:table-cell/>
          <table:table-cell table:formula="of:=5+(RAND()*10)" office:value-type="float" office:value="8.7369635308458" calcext:value-type="float">
            <text:p>8.7369635308458</text:p>
          </table:table-cell>
          <table:table-cell table:formula="of:=50+(RAND()*30)" office:value-type="float" office:value="51.7094172162829" calcext:value-type="float">
            <text:p>51.709417216282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9]+273+RAND()" office:value-type="float" office:value="279.720825874936" calcext:value-type="float">
            <text:p>279.720825874936</text:p>
          </table:table-cell>
          <table:table-cell table:formula="of:=[.H9]*(9/5) + 32+RAND()" office:value-type="float" office:value="43.1725532372383" calcext:value-type="float">
            <text:p>43.172553237238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9]+273+RAND()" office:value-type="float" office:value="279.487430562215" calcext:value-type="float">
            <text:p>279.487430562215</text:p>
          </table:table-cell>
          <table:table-cell table:formula="of:=[.L9]*(9/5) + 32+RAND()" office:value-type="float" office:value="43.057195309895" calcext:value-type="float">
            <text:p>43.05719530989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P9]+273+(100*RAND())" office:value-type="float" office:value="349.98892714227" calcext:value-type="float">
            <text:p>349.98892714227</text:p>
          </table:table-cell>
          <table:table-cell table:formula="of:=[.P9]*(9/5) + 32+(100*RAND())" office:value-type="float" office:value="51.4007167194513" calcext:value-type="float">
            <text:p>51.40071671945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+273" office:value-type="float" office:value="280" calcext:value-type="float">
            <text:p>280</text:p>
          </table:table-cell>
          <table:table-cell table:formula="of:=[.A10]*(9/5) + 32" office:value-type="float" office:value="44.6" calcext:value-type="float">
            <text:p>44.6</text:p>
          </table:table-cell>
          <table:table-cell/>
          <table:table-cell table:formula="of:=5+(RAND()*10)" office:value-type="float" office:value="13.0147916063279" calcext:value-type="float">
            <text:p>13.0147916063279</text:p>
          </table:table-cell>
          <table:table-cell table:formula="of:=50+(RAND()*30)" office:value-type="float" office:value="73.3938255792512" calcext:value-type="float">
            <text:p>73.39382557925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10]+273+RAND()" office:value-type="float" office:value="280.346468037794" calcext:value-type="float">
            <text:p>280.346468037794</text:p>
          </table:table-cell>
          <table:table-cell table:formula="of:=[.H10]*(9/5) + 32+RAND()" office:value-type="float" office:value="44.7376924963718" calcext:value-type="float">
            <text:p>44.737692496371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10]+273+RAND()" office:value-type="float" office:value="280.29809128827" calcext:value-type="float">
            <text:p>280.29809128827</text:p>
          </table:table-cell>
          <table:table-cell table:formula="of:=[.L10]*(9/5) + 32+RAND()" office:value-type="float" office:value="45.355962522391" calcext:value-type="float">
            <text:p>45.35596252239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P10]+273+(100*RAND())" office:value-type="float" office:value="362.074644313161" calcext:value-type="float">
            <text:p>362.074644313161</text:p>
          </table:table-cell>
          <table:table-cell table:formula="of:=[.P10]*(9/5) + 32+(100*RAND())" office:value-type="float" office:value="112.520693132582" calcext:value-type="float">
            <text:p>112.520693132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+273" office:value-type="float" office:value="281" calcext:value-type="float">
            <text:p>281</text:p>
          </table:table-cell>
          <table:table-cell table:formula="of:=[.A11]*(9/5) + 32" office:value-type="float" office:value="46.4" calcext:value-type="float">
            <text:p>46.4</text:p>
          </table:table-cell>
          <table:table-cell/>
          <table:table-cell table:formula="of:=5+(RAND()*10)" office:value-type="float" office:value="9.04990507106049" calcext:value-type="float">
            <text:p>9.04990507106049</text:p>
          </table:table-cell>
          <table:table-cell table:formula="of:=50+(RAND()*30)" office:value-type="float" office:value="72.7567694654398" calcext:value-type="float">
            <text:p>72.756769465439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11]+273+RAND()" office:value-type="float" office:value="281.12936030869" calcext:value-type="float">
            <text:p>281.12936030869</text:p>
          </table:table-cell>
          <table:table-cell table:formula="of:=[.H11]*(9/5) + 32+RAND()" office:value-type="float" office:value="46.9941625798689" calcext:value-type="float">
            <text:p>46.994162579868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11]+273+RAND()" office:value-type="float" office:value="281.380797781866" calcext:value-type="float">
            <text:p>281.380797781866</text:p>
          </table:table-cell>
          <table:table-cell table:formula="of:=[.L11]*(9/5) + 32+RAND()" office:value-type="float" office:value="46.8975867216057" calcext:value-type="float">
            <text:p>46.897586721605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P11]+273+(100*RAND())" office:value-type="float" office:value="293.081748340577" calcext:value-type="float">
            <text:p>293.081748340577</text:p>
          </table:table-cell>
          <table:table-cell table:formula="of:=[.P11]*(9/5) + 32+(100*RAND())" office:value-type="float" office:value="66.9214466979167" calcext:value-type="float">
            <text:p>66.92144669791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+273" office:value-type="float" office:value="282" calcext:value-type="float">
            <text:p>282</text:p>
          </table:table-cell>
          <table:table-cell table:formula="of:=[.A12]*(9/5) + 32" office:value-type="float" office:value="48.2" calcext:value-type="float">
            <text:p>48.2</text:p>
          </table:table-cell>
          <table:table-cell/>
          <table:table-cell table:formula="of:=5+(RAND()*10)" office:value-type="float" office:value="14.2657983596901" calcext:value-type="float">
            <text:p>14.2657983596901</text:p>
          </table:table-cell>
          <table:table-cell table:formula="of:=50+(RAND()*30)" office:value-type="float" office:value="58.2419771670718" calcext:value-type="float">
            <text:p>58.24197716707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2]+273+RAND()" office:value-type="float" office:value="282.732612922103" calcext:value-type="float">
            <text:p>282.732612922103</text:p>
          </table:table-cell>
          <table:table-cell table:formula="of:=[.H12]*(9/5) + 32+RAND()" office:value-type="float" office:value="48.6357958500151" calcext:value-type="float">
            <text:p>48.635795850015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12]+273+RAND()" office:value-type="float" office:value="282.797638224765" calcext:value-type="float">
            <text:p>282.797638224765</text:p>
          </table:table-cell>
          <table:table-cell table:formula="of:=[.L12]*(9/5) + 32+RAND()" office:value-type="float" office:value="49.1045559195615" calcext:value-type="float">
            <text:p>49.104555919561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P12]+273+(100*RAND())" office:value-type="float" office:value="324.787907990087" calcext:value-type="float">
            <text:p>324.787907990087</text:p>
          </table:table-cell>
          <table:table-cell table:formula="of:=[.P12]*(9/5) + 32+(100*RAND())" office:value-type="float" office:value="94.4749186912516" calcext:value-type="float">
            <text:p>94.4749186912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273" office:value-type="float" office:value="283" calcext:value-type="float">
            <text:p>283</text:p>
          </table:table-cell>
          <table:table-cell table:formula="of:=[.A13]*(9/5) + 32" office:value-type="float" office:value="50" calcext:value-type="float">
            <text:p>50</text:p>
          </table:table-cell>
          <table:table-cell/>
          <table:table-cell table:formula="of:=5+(RAND()*10)" office:value-type="float" office:value="14.8875592519676" calcext:value-type="float">
            <text:p>14.8875592519676</text:p>
          </table:table-cell>
          <table:table-cell table:formula="of:=50+(RAND()*30)" office:value-type="float" office:value="63.0727454169736" calcext:value-type="float">
            <text:p>63.072745416973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3]+273+RAND()" office:value-type="float" office:value="283.323326663033" calcext:value-type="float">
            <text:p>283.323326663033</text:p>
          </table:table-cell>
          <table:table-cell table:formula="of:=[.H13]*(9/5) + 32+RAND()" office:value-type="float" office:value="50.7182841370368" calcext:value-type="float">
            <text:p>50.718284137036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L13]+273+RAND()" office:value-type="float" office:value="283.3593207701" calcext:value-type="float">
            <text:p>283.3593207701</text:p>
          </table:table-cell>
          <table:table-cell table:formula="of:=[.L13]*(9/5) + 32+RAND()" office:value-type="float" office:value="50.1598788338713" calcext:value-type="float">
            <text:p>50.159878833871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13]+273+(100*RAND())" office:value-type="float" office:value="333.839557019156" calcext:value-type="float">
            <text:p>333.839557019156</text:p>
          </table:table-cell>
          <table:table-cell table:formula="of:=[.P13]*(9/5) + 32+(100*RAND())" office:value-type="float" office:value="135.937265735315" calcext:value-type="float">
            <text:p>135.9372657353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+273" office:value-type="float" office:value="284" calcext:value-type="float">
            <text:p>284</text:p>
          </table:table-cell>
          <table:table-cell table:formula="of:=[.A14]*(9/5) + 32" office:value-type="float" office:value="51.8" calcext:value-type="float">
            <text:p>51.8</text:p>
          </table:table-cell>
          <table:table-cell/>
          <table:table-cell table:formula="of:=5+(RAND()*10)" office:value-type="float" office:value="14.3560978242245" calcext:value-type="float">
            <text:p>14.3560978242245</text:p>
          </table:table-cell>
          <table:table-cell table:formula="of:=50+(RAND()*30)" office:value-type="float" office:value="54.7230076826457" calcext:value-type="float">
            <text:p>54.723007682645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+273+RAND()" office:value-type="float" office:value="284.923251803752" calcext:value-type="float">
            <text:p>284.923251803752</text:p>
          </table:table-cell>
          <table:table-cell table:formula="of:=[.H14]*(9/5) + 32+RAND()" office:value-type="float" office:value="52.4079784405072" calcext:value-type="float">
            <text:p>52.407978440507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L14]+273+RAND()" office:value-type="float" office:value="284.862535205201" calcext:value-type="float">
            <text:p>284.862535205201</text:p>
          </table:table-cell>
          <table:table-cell table:formula="of:=[.L14]*(9/5) + 32+RAND()" office:value-type="float" office:value="52.2987466740245" calcext:value-type="float">
            <text:p>52.298746674024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P14]+273+(100*RAND())" office:value-type="float" office:value="290.886871697211" calcext:value-type="float">
            <text:p>290.886871697211</text:p>
          </table:table-cell>
          <table:table-cell table:formula="of:=[.P14]*(9/5) + 32+(100*RAND())" office:value-type="float" office:value="84.6514354196463" calcext:value-type="float">
            <text:p>84.6514354196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+273" office:value-type="float" office:value="285" calcext:value-type="float">
            <text:p>285</text:p>
          </table:table-cell>
          <table:table-cell table:formula="of:=[.A15]*(9/5) + 32" office:value-type="float" office:value="53.6" calcext:value-type="float">
            <text:p>53.6</text:p>
          </table:table-cell>
          <table:table-cell/>
          <table:table-cell table:formula="of:=5+(RAND()*10)" office:value-type="float" office:value="8.97879041735451" calcext:value-type="float">
            <text:p>8.97879041735451</text:p>
          </table:table-cell>
          <table:table-cell table:formula="of:=50+(RAND()*30)" office:value-type="float" office:value="63.5260277875393" calcext:value-type="float">
            <text:p>63.526027787539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5]+273+RAND()" office:value-type="float" office:value="285.767679909789" calcext:value-type="float">
            <text:p>285.767679909789</text:p>
          </table:table-cell>
          <table:table-cell table:formula="of:=[.H15]*(9/5) + 32+RAND()" office:value-type="float" office:value="53.7856234346842" calcext:value-type="float">
            <text:p>53.785623434684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L15]+273+RAND()" office:value-type="float" office:value="285.551596424793" calcext:value-type="float">
            <text:p>285.551596424793</text:p>
          </table:table-cell>
          <table:table-cell table:formula="of:=[.L15]*(9/5) + 32+RAND()" office:value-type="float" office:value="54.4260854184452" calcext:value-type="float">
            <text:p>54.426085418445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P15]+273+(100*RAND())" office:value-type="float" office:value="315.464090819457" calcext:value-type="float">
            <text:p>315.464090819457</text:p>
          </table:table-cell>
          <table:table-cell table:formula="of:=[.P15]*(9/5) + 32+(100*RAND())" office:value-type="float" office:value="76.0132532132458" calcext:value-type="float">
            <text:p>76.01325321324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+273" office:value-type="float" office:value="286" calcext:value-type="float">
            <text:p>286</text:p>
          </table:table-cell>
          <table:table-cell table:formula="of:=[.A16]*(9/5) + 32" office:value-type="float" office:value="55.4" calcext:value-type="float">
            <text:p>55.4</text:p>
          </table:table-cell>
          <table:table-cell/>
          <table:table-cell table:formula="of:=5+(RAND()*10)" office:value-type="float" office:value="5.21455870371454" calcext:value-type="float">
            <text:p>5.21455870371454</text:p>
          </table:table-cell>
          <table:table-cell table:formula="of:=50+(RAND()*30)" office:value-type="float" office:value="65.8716984362101" calcext:value-type="float">
            <text:p>65.871698436210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16]+273+RAND()" office:value-type="float" office:value="286.457301608738" calcext:value-type="float">
            <text:p>286.457301608738</text:p>
          </table:table-cell>
          <table:table-cell table:formula="of:=[.H16]*(9/5) + 32+RAND()" office:value-type="float" office:value="56.0684609412976" calcext:value-type="float">
            <text:p>56.068460941297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L16]+273+RAND()" office:value-type="float" office:value="286.361155124309" calcext:value-type="float">
            <text:p>286.361155124309</text:p>
          </table:table-cell>
          <table:table-cell table:formula="of:=[.L16]*(9/5) + 32+RAND()" office:value-type="float" office:value="55.6281885712274" calcext:value-type="float">
            <text:p>55.62818857122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P16]+273+(100*RAND())" office:value-type="float" office:value="304.769701781163" calcext:value-type="float">
            <text:p>304.769701781163</text:p>
          </table:table-cell>
          <table:table-cell table:formula="of:=[.P16]*(9/5) + 32+(100*RAND())" office:value-type="float" office:value="136.055568421876" calcext:value-type="float">
            <text:p>136.0555684218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+273" office:value-type="float" office:value="287" calcext:value-type="float">
            <text:p>287</text:p>
          </table:table-cell>
          <table:table-cell table:formula="of:=[.A17]*(9/5) + 32" office:value-type="float" office:value="57.2" calcext:value-type="float">
            <text:p>57.2</text:p>
          </table:table-cell>
          <table:table-cell/>
          <table:table-cell table:formula="of:=5+(RAND()*10)" office:value-type="float" office:value="13.0947156242858" calcext:value-type="float">
            <text:p>13.0947156242858</text:p>
          </table:table-cell>
          <table:table-cell table:formula="of:=50+(RAND()*30)" office:value-type="float" office:value="55.236817327516" calcext:value-type="float">
            <text:p>55.23681732751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17]+273+RAND()" office:value-type="float" office:value="287.729529378747" calcext:value-type="float">
            <text:p>287.729529378747</text:p>
          </table:table-cell>
          <table:table-cell table:formula="of:=[.H17]*(9/5) + 32+RAND()" office:value-type="float" office:value="57.7939937367497" calcext:value-type="float">
            <text:p>57.793993736749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L17]+273+RAND()" office:value-type="float" office:value="287.929833114728" calcext:value-type="float">
            <text:p>287.929833114728</text:p>
          </table:table-cell>
          <table:table-cell table:formula="of:=[.L17]*(9/5) + 32+RAND()" office:value-type="float" office:value="57.7964732675613" calcext:value-type="float">
            <text:p>57.796473267561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P17]+273+(100*RAND())" office:value-type="float" office:value="326.632700566422" calcext:value-type="float">
            <text:p>326.632700566422</text:p>
          </table:table-cell>
          <table:table-cell table:formula="of:=[.P17]*(9/5) + 32+(100*RAND())" office:value-type="float" office:value="77.8535966873145" calcext:value-type="float">
            <text:p>77.8535966873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+273" office:value-type="float" office:value="288" calcext:value-type="float">
            <text:p>288</text:p>
          </table:table-cell>
          <table:table-cell table:formula="of:=[.A18]*(9/5) + 32" office:value-type="float" office:value="59" calcext:value-type="float">
            <text:p>59</text:p>
          </table:table-cell>
          <table:table-cell/>
          <table:table-cell table:formula="of:=5+(RAND()*10)" office:value-type="float" office:value="14.8418924115957" calcext:value-type="float">
            <text:p>14.8418924115957</text:p>
          </table:table-cell>
          <table:table-cell table:formula="of:=50+(RAND()*30)" office:value-type="float" office:value="73.280316539354" calcext:value-type="float">
            <text:p>73.28031653935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8]+273+RAND()" office:value-type="float" office:value="288.118659613489" calcext:value-type="float">
            <text:p>288.118659613489</text:p>
          </table:table-cell>
          <table:table-cell table:formula="of:=[.H18]*(9/5) + 32+RAND()" office:value-type="float" office:value="59.8159008019166" calcext:value-type="float">
            <text:p>59.815900801916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18]+273+RAND()" office:value-type="float" office:value="288.729949336869" calcext:value-type="float">
            <text:p>288.729949336869</text:p>
          </table:table-cell>
          <table:table-cell table:formula="of:=[.L18]*(9/5) + 32+RAND()" office:value-type="float" office:value="59.8170472871473" calcext:value-type="float">
            <text:p>59.817047287147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P18]+273+(100*RAND())" office:value-type="float" office:value="356.579816033769" calcext:value-type="float">
            <text:p>356.579816033769</text:p>
          </table:table-cell>
          <table:table-cell table:formula="of:=[.P18]*(9/5) + 32+(100*RAND())" office:value-type="float" office:value="62.5277836221431" calcext:value-type="float">
            <text:p>62.52778362214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+273" office:value-type="float" office:value="289" calcext:value-type="float">
            <text:p>289</text:p>
          </table:table-cell>
          <table:table-cell table:formula="of:=[.A19]*(9/5) + 32" office:value-type="float" office:value="60.8" calcext:value-type="float">
            <text:p>60.8</text:p>
          </table:table-cell>
          <table:table-cell/>
          <table:table-cell table:formula="of:=5+(RAND()*10)" office:value-type="float" office:value="5.62647588070852" calcext:value-type="float">
            <text:p>5.62647588070852</text:p>
          </table:table-cell>
          <table:table-cell table:formula="of:=50+(RAND()*30)" office:value-type="float" office:value="64.288021350978" calcext:value-type="float">
            <text:p>64.28802135097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9]+273+RAND()" office:value-type="float" office:value="289.072498803496" calcext:value-type="float">
            <text:p>289.072498803496</text:p>
          </table:table-cell>
          <table:table-cell table:formula="of:=[.H19]*(9/5) + 32+RAND()" office:value-type="float" office:value="61.7685171779346" calcext:value-type="float">
            <text:p>61.768517177934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L19]+273+RAND()" office:value-type="float" office:value="289.828282090987" calcext:value-type="float">
            <text:p>289.828282090987</text:p>
          </table:table-cell>
          <table:table-cell table:formula="of:=[.L19]*(9/5) + 32+RAND()" office:value-type="float" office:value="60.9032660034861" calcext:value-type="float">
            <text:p>60.903266003486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P19]+273+(100*RAND())" office:value-type="float" office:value="326.970802821203" calcext:value-type="float">
            <text:p>326.970802821203</text:p>
          </table:table-cell>
          <table:table-cell table:formula="of:=[.P19]*(9/5) + 32+(100*RAND())" office:value-type="float" office:value="159.616862013871" calcext:value-type="float">
            <text:p>159.6168620138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+273" office:value-type="float" office:value="290" calcext:value-type="float">
            <text:p>290</text:p>
          </table:table-cell>
          <table:table-cell table:formula="of:=[.A20]*(9/5) + 32" office:value-type="float" office:value="62.6" calcext:value-type="float">
            <text:p>62.6</text:p>
          </table:table-cell>
          <table:table-cell/>
          <table:table-cell table:formula="of:=5+(RAND()*10)" office:value-type="float" office:value="13.4157838527573" calcext:value-type="float">
            <text:p>13.4157838527573</text:p>
          </table:table-cell>
          <table:table-cell table:formula="of:=50+(RAND()*30)" office:value-type="float" office:value="56.7029071889368" calcext:value-type="float">
            <text:p>56.702907188936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+273+RAND()" office:value-type="float" office:value="290.565063103036" calcext:value-type="float">
            <text:p>290.565063103036</text:p>
          </table:table-cell>
          <table:table-cell table:formula="of:=[.H20]*(9/5) + 32+RAND()" office:value-type="float" office:value="62.8470111898347" calcext:value-type="float">
            <text:p>62.847011189834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L20]+273+RAND()" office:value-type="float" office:value="290.947410521971" calcext:value-type="float">
            <text:p>290.947410521971</text:p>
          </table:table-cell>
          <table:table-cell table:formula="of:=[.L20]*(9/5) + 32+RAND()" office:value-type="float" office:value="63.5553786698968" calcext:value-type="float">
            <text:p>63.555378669896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P20]+273+(100*RAND())" office:value-type="float" office:value="351.181615079806" calcext:value-type="float">
            <text:p>351.181615079806</text:p>
          </table:table-cell>
          <table:table-cell table:formula="of:=[.P20]*(9/5) + 32+(100*RAND())" office:value-type="float" office:value="79.4166898427121" calcext:value-type="float">
            <text:p>79.41668984271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+273" office:value-type="float" office:value="291" calcext:value-type="float">
            <text:p>291</text:p>
          </table:table-cell>
          <table:table-cell table:formula="of:=[.A21]*(9/5) + 32" office:value-type="float" office:value="64.4" calcext:value-type="float">
            <text:p>64.4</text:p>
          </table:table-cell>
          <table:table-cell/>
          <table:table-cell table:formula="of:=5+(RAND()*10)" office:value-type="float" office:value="7.73254699139593" calcext:value-type="float">
            <text:p>7.73254699139593</text:p>
          </table:table-cell>
          <table:table-cell table:formula="of:=50+(RAND()*30)" office:value-type="float" office:value="55.3205158382553" calcext:value-type="float">
            <text:p>55.320515838255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1]+273+RAND()" office:value-type="float" office:value="291.809062340574" calcext:value-type="float">
            <text:p>291.809062340574</text:p>
          </table:table-cell>
          <table:table-cell table:formula="of:=[.H21]*(9/5) + 32+RAND()" office:value-type="float" office:value="64.8943976727166" calcext:value-type="float">
            <text:p>64.894397672716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L21]+273+RAND()" office:value-type="float" office:value="291.451410550997" calcext:value-type="float">
            <text:p>291.451410550997</text:p>
          </table:table-cell>
          <table:table-cell table:formula="of:=[.L21]*(9/5) + 32+RAND()" office:value-type="float" office:value="65.0487228755276" calcext:value-type="float">
            <text:p>65.048722875527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P21]+273+(100*RAND())" office:value-type="float" office:value="363.803793072615" calcext:value-type="float">
            <text:p>363.803793072615</text:p>
          </table:table-cell>
          <table:table-cell table:formula="of:=[.P21]*(9/5) + 32+(100*RAND())" office:value-type="float" office:value="73.6344122622042" calcext:value-type="float">
            <text:p>73.63441226220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+273" office:value-type="float" office:value="292" calcext:value-type="float">
            <text:p>292</text:p>
          </table:table-cell>
          <table:table-cell table:formula="of:=[.A22]*(9/5) + 32" office:value-type="float" office:value="66.2" calcext:value-type="float">
            <text:p>66.2</text:p>
          </table:table-cell>
          <table:table-cell/>
          <table:table-cell table:formula="of:=5+(RAND()*10)" office:value-type="float" office:value="9.73678607551415" calcext:value-type="float">
            <text:p>9.73678607551415</text:p>
          </table:table-cell>
          <table:table-cell table:formula="of:=50+(RAND()*30)" office:value-type="float" office:value="64.0520941248316" calcext:value-type="float">
            <text:p>64.052094124831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22]+273+RAND()" office:value-type="float" office:value="292.705996897218" calcext:value-type="float">
            <text:p>292.705996897218</text:p>
          </table:table-cell>
          <table:table-cell table:formula="of:=[.H22]*(9/5) + 32+RAND()" office:value-type="float" office:value="67.1988124255592" calcext:value-type="float">
            <text:p>67.198812425559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L22]+273+RAND()" office:value-type="float" office:value="292.489545196468" calcext:value-type="float">
            <text:p>292.489545196468</text:p>
          </table:table-cell>
          <table:table-cell table:formula="of:=[.L22]*(9/5) + 32+RAND()" office:value-type="float" office:value="66.7984773402428" calcext:value-type="float">
            <text:p>66.798477340242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P22]+273+(100*RAND())" office:value-type="float" office:value="330.424314138874" calcext:value-type="float">
            <text:p>330.424314138874</text:p>
          </table:table-cell>
          <table:table-cell table:formula="of:=[.P22]*(9/5) + 32+(100*RAND())" office:value-type="float" office:value="122.009230449821" calcext:value-type="float">
            <text:p>122.0092304498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3]+273" office:value-type="float" office:value="293" calcext:value-type="float">
            <text:p>293</text:p>
          </table:table-cell>
          <table:table-cell table:formula="of:=[.A23]*(9/5) + 32" office:value-type="float" office:value="68" calcext:value-type="float">
            <text:p>68</text:p>
          </table:table-cell>
          <table:table-cell/>
          <table:table-cell table:formula="of:=5+(RAND()*10)" office:value-type="float" office:value="5.85224987209234" calcext:value-type="float">
            <text:p>5.85224987209234</text:p>
          </table:table-cell>
          <table:table-cell table:formula="of:=50+(RAND()*30)" office:value-type="float" office:value="51.7706101548877" calcext:value-type="float">
            <text:p>51.770610154887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23]+273+RAND()" office:value-type="float" office:value="293.860671324662" calcext:value-type="float">
            <text:p>293.860671324662</text:p>
          </table:table-cell>
          <table:table-cell table:formula="of:=[.H23]*(9/5) + 32+RAND()" office:value-type="float" office:value="68.8246552244747" calcext:value-type="float">
            <text:p>68.824655224474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23]+273+RAND()" office:value-type="float" office:value="293.898893534528" calcext:value-type="float">
            <text:p>293.898893534528</text:p>
          </table:table-cell>
          <table:table-cell table:formula="of:=[.L23]*(9/5) + 32+RAND()" office:value-type="float" office:value="68.5823624334691" calcext:value-type="float">
            <text:p>68.582362433469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P23]+273+(100*RAND())" office:value-type="float" office:value="387.172891701452" calcext:value-type="float">
            <text:p>387.172891701452</text:p>
          </table:table-cell>
          <table:table-cell table:formula="of:=[.P23]*(9/5) + 32+(100*RAND())" office:value-type="float" office:value="106.69067682611" calcext:value-type="float">
            <text:p>106.690676826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+273" office:value-type="float" office:value="294" calcext:value-type="float">
            <text:p>294</text:p>
          </table:table-cell>
          <table:table-cell table:formula="of:=[.A24]*(9/5) + 32" office:value-type="float" office:value="69.8" calcext:value-type="float">
            <text:p>69.8</text:p>
          </table:table-cell>
          <table:table-cell/>
          <table:table-cell table:formula="of:=5+(RAND()*10)" office:value-type="float" office:value="14.3446999481951" calcext:value-type="float">
            <text:p>14.3446999481951</text:p>
          </table:table-cell>
          <table:table-cell table:formula="of:=50+(RAND()*30)" office:value-type="float" office:value="55.483219209658" calcext:value-type="float">
            <text:p>55.48321920965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H24]+273+RAND()" office:value-type="float" office:value="294.026912982613" calcext:value-type="float">
            <text:p>294.026912982613</text:p>
          </table:table-cell>
          <table:table-cell table:formula="of:=[.H24]*(9/5) + 32+RAND()" office:value-type="float" office:value="70.5344088165916" calcext:value-type="float">
            <text:p>70.53440881659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L24]+273+RAND()" office:value-type="float" office:value="294.215699235147" calcext:value-type="float">
            <text:p>294.215699235147</text:p>
          </table:table-cell>
          <table:table-cell table:formula="of:=[.L24]*(9/5) + 32+RAND()" office:value-type="float" office:value="70.5987659662324" calcext:value-type="float">
            <text:p>70.59876596623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P24]+273+(100*RAND())" office:value-type="float" office:value="345.013099340921" calcext:value-type="float">
            <text:p>345.013099340921</text:p>
          </table:table-cell>
          <table:table-cell table:formula="of:=[.P24]*(9/5) + 32+(100*RAND())" office:value-type="float" office:value="126.857920941294" calcext:value-type="float">
            <text:p>126.8579209412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+273" office:value-type="float" office:value="295" calcext:value-type="float">
            <text:p>295</text:p>
          </table:table-cell>
          <table:table-cell table:formula="of:=[.A25]*(9/5) + 32" office:value-type="float" office:value="71.6" calcext:value-type="float">
            <text:p>71.6</text:p>
          </table:table-cell>
          <table:table-cell/>
          <table:table-cell table:formula="of:=5+(RAND()*10)" office:value-type="float" office:value="11.9158054705209" calcext:value-type="float">
            <text:p>11.9158054705209</text:p>
          </table:table-cell>
          <table:table-cell table:formula="of:=50+(RAND()*30)" office:value-type="float" office:value="65.280472880592" calcext:value-type="float">
            <text:p>65.28047288059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H25]+273+RAND()" office:value-type="float" office:value="295.794016883453" calcext:value-type="float">
            <text:p>295.794016883453</text:p>
          </table:table-cell>
          <table:table-cell table:formula="of:=[.H25]*(9/5) + 32+RAND()" office:value-type="float" office:value="71.7330593283187" calcext:value-type="float">
            <text:p>71.733059328318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25]+273+RAND()" office:value-type="float" office:value="295.59375257027" calcext:value-type="float">
            <text:p>295.59375257027</text:p>
          </table:table-cell>
          <table:table-cell table:formula="of:=[.L25]*(9/5) + 32+RAND()" office:value-type="float" office:value="72.2645835278178" calcext:value-type="float">
            <text:p>72.264583527817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P25]+273+(100*RAND())" office:value-type="float" office:value="351.781521047342" calcext:value-type="float">
            <text:p>351.781521047342</text:p>
          </table:table-cell>
          <table:table-cell table:formula="of:=[.P25]*(9/5) + 32+(100*RAND())" office:value-type="float" office:value="103.938438427486" calcext:value-type="float">
            <text:p>103.9384384274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+273" office:value-type="float" office:value="296" calcext:value-type="float">
            <text:p>296</text:p>
          </table:table-cell>
          <table:table-cell table:formula="of:=[.A26]*(9/5) + 32" office:value-type="float" office:value="73.4" calcext:value-type="float">
            <text:p>73.4</text:p>
          </table:table-cell>
          <table:table-cell/>
          <table:table-cell table:formula="of:=5+(RAND()*10)" office:value-type="float" office:value="9.0179832532657" calcext:value-type="float">
            <text:p>9.0179832532657</text:p>
          </table:table-cell>
          <table:table-cell table:formula="of:=50+(RAND()*30)" office:value-type="float" office:value="57.794148717309" calcext:value-type="float">
            <text:p>57.79414871730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H26]+273+RAND()" office:value-type="float" office:value="296.618769822382" calcext:value-type="float">
            <text:p>296.618769822382</text:p>
          </table:table-cell>
          <table:table-cell table:formula="of:=[.H26]*(9/5) + 32+RAND()" office:value-type="float" office:value="73.6848063433383" calcext:value-type="float">
            <text:p>73.684806343338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L26]+273+RAND()" office:value-type="float" office:value="296.10942221774" calcext:value-type="float">
            <text:p>296.10942221774</text:p>
          </table:table-cell>
          <table:table-cell table:formula="of:=[.L26]*(9/5) + 32+RAND()" office:value-type="float" office:value="73.8271548773908" calcext:value-type="float">
            <text:p>73.827154877390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P26]+273+(100*RAND())" office:value-type="float" office:value="360.90523500676" calcext:value-type="float">
            <text:p>360.90523500676</text:p>
          </table:table-cell>
          <table:table-cell table:formula="of:=[.P26]*(9/5) + 32+(100*RAND())" office:value-type="float" office:value="157.088845129994" calcext:value-type="float">
            <text:p>157.0888451299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+273" office:value-type="float" office:value="297" calcext:value-type="float">
            <text:p>297</text:p>
          </table:table-cell>
          <table:table-cell table:formula="of:=[.A27]*(9/5) + 32" office:value-type="float" office:value="75.2" calcext:value-type="float">
            <text:p>75.2</text:p>
          </table:table-cell>
          <table:table-cell/>
          <table:table-cell table:formula="of:=5+(RAND()*10)" office:value-type="float" office:value="14.1444293042337" calcext:value-type="float">
            <text:p>14.1444293042337</text:p>
          </table:table-cell>
          <table:table-cell table:formula="of:=50+(RAND()*30)" office:value-type="float" office:value="78.676380431336" calcext:value-type="float">
            <text:p>78.67638043133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27]+273+RAND()" office:value-type="float" office:value="297.246478180382" calcext:value-type="float">
            <text:p>297.246478180382</text:p>
          </table:table-cell>
          <table:table-cell table:formula="of:=[.H27]*(9/5) + 32+RAND()" office:value-type="float" office:value="75.8332394183139" calcext:value-type="float">
            <text:p>75.833239418313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27]+273+RAND()" office:value-type="float" office:value="297.470291288338" calcext:value-type="float">
            <text:p>297.470291288338</text:p>
          </table:table-cell>
          <table:table-cell table:formula="of:=[.L27]*(9/5) + 32+RAND()" office:value-type="float" office:value="75.7337676959777" calcext:value-type="float">
            <text:p>75.733767695977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P27]+273+(100*RAND())" office:value-type="float" office:value="302.984527896675" calcext:value-type="float">
            <text:p>302.984527896675</text:p>
          </table:table-cell>
          <table:table-cell table:formula="of:=[.P27]*(9/5) + 32+(100*RAND())" office:value-type="float" office:value="135.189166124629" calcext:value-type="float">
            <text:p>135.1891661246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8]+273" office:value-type="float" office:value="298" calcext:value-type="float">
            <text:p>298</text:p>
          </table:table-cell>
          <table:table-cell table:formula="of:=[.A28]*(9/5) + 32" office:value-type="float" office:value="77" calcext:value-type="float">
            <text:p>77</text:p>
          </table:table-cell>
          <table:table-cell/>
          <table:table-cell table:formula="of:=5+(RAND()*10)" office:value-type="float" office:value="5.15450939705135" calcext:value-type="float">
            <text:p>5.15450939705135</text:p>
          </table:table-cell>
          <table:table-cell table:formula="of:=50+(RAND()*30)" office:value-type="float" office:value="57.2952726513231" calcext:value-type="float">
            <text:p>57.295272651323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H28]+273+RAND()" office:value-type="float" office:value="298.307635729578" calcext:value-type="float">
            <text:p>298.307635729578</text:p>
          </table:table-cell>
          <table:table-cell table:formula="of:=[.H28]*(9/5) + 32+RAND()" office:value-type="float" office:value="77.7958223598359" calcext:value-type="float">
            <text:p>77.795822359835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L28]+273+RAND()" office:value-type="float" office:value="298.026327063927" calcext:value-type="float">
            <text:p>298.026327063927</text:p>
          </table:table-cell>
          <table:table-cell table:formula="of:=[.L28]*(9/5) + 32+RAND()" office:value-type="float" office:value="77.7050763908733" calcext:value-type="float">
            <text:p>77.705076390873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P28]+273+(100*RAND())" office:value-type="float" office:value="300.063004368462" calcext:value-type="float">
            <text:p>300.063004368462</text:p>
          </table:table-cell>
          <table:table-cell table:formula="of:=[.P28]*(9/5) + 32+(100*RAND())" office:value-type="float" office:value="77.5514471289629" calcext:value-type="float">
            <text:p>77.55144712896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+273" office:value-type="float" office:value="299" calcext:value-type="float">
            <text:p>299</text:p>
          </table:table-cell>
          <table:table-cell table:formula="of:=[.A29]*(9/5) + 32" office:value-type="float" office:value="78.8" calcext:value-type="float">
            <text:p>78.8</text:p>
          </table:table-cell>
          <table:table-cell/>
          <table:table-cell table:formula="of:=5+(RAND()*10)" office:value-type="float" office:value="11.3362467956668" calcext:value-type="float">
            <text:p>11.3362467956668</text:p>
          </table:table-cell>
          <table:table-cell table:formula="of:=50+(RAND()*30)" office:value-type="float" office:value="58.9641868768041" calcext:value-type="float">
            <text:p>58.964186876804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29]+273+RAND()" office:value-type="float" office:value="299.376824447739" calcext:value-type="float">
            <text:p>299.376824447739</text:p>
          </table:table-cell>
          <table:table-cell table:formula="of:=[.H29]*(9/5) + 32+RAND()" office:value-type="float" office:value="79.4027222170103" calcext:value-type="float">
            <text:p>79.402722217010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L29]+273+RAND()" office:value-type="float" office:value="299.539052478992" calcext:value-type="float">
            <text:p>299.539052478992</text:p>
          </table:table-cell>
          <table:table-cell table:formula="of:=[.L29]*(9/5) + 32+RAND()" office:value-type="float" office:value="79.5938101283119" calcext:value-type="float">
            <text:p>79.59381012831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P29]+273+(100*RAND())" office:value-type="float" office:value="318.281848468572" calcext:value-type="float">
            <text:p>318.281848468572</text:p>
          </table:table-cell>
          <table:table-cell table:formula="of:=[.P29]*(9/5) + 32+(100*RAND())" office:value-type="float" office:value="152.312814225504" calcext:value-type="float">
            <text:p>152.3128142255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+273" office:value-type="float" office:value="300" calcext:value-type="float">
            <text:p>300</text:p>
          </table:table-cell>
          <table:table-cell table:formula="of:=[.A30]*(9/5) + 32" office:value-type="float" office:value="80.6" calcext:value-type="float">
            <text:p>80.6</text:p>
          </table:table-cell>
          <table:table-cell/>
          <table:table-cell table:formula="of:=5+(RAND()*10)" office:value-type="float" office:value="6.47965039146829" calcext:value-type="float">
            <text:p>6.47965039146829</text:p>
          </table:table-cell>
          <table:table-cell table:formula="of:=50+(RAND()*30)" office:value-type="float" office:value="53.8491711434765" calcext:value-type="float">
            <text:p>53.849171143476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H30]+273+RAND()" office:value-type="float" office:value="300.895412227507" calcext:value-type="float">
            <text:p>300.895412227507</text:p>
          </table:table-cell>
          <table:table-cell table:formula="of:=[.H30]*(9/5) + 32+RAND()" office:value-type="float" office:value="81.1825371638379" calcext:value-type="float">
            <text:p>81.182537163837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L30]+273+RAND()" office:value-type="float" office:value="300.321270742901" calcext:value-type="float">
            <text:p>300.321270742901</text:p>
          </table:table-cell>
          <table:table-cell table:formula="of:=[.L30]*(9/5) + 32+RAND()" office:value-type="float" office:value="80.710713318457" calcext:value-type="float">
            <text:p>80.71071331845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P30]+273+(100*RAND())" office:value-type="float" office:value="307.221350125463" calcext:value-type="float">
            <text:p>307.221350125463</text:p>
          </table:table-cell>
          <table:table-cell table:formula="of:=[.P30]*(9/5) + 32+(100*RAND())" office:value-type="float" office:value="128.214490539512" calcext:value-type="float">
            <text:p>128.2144905395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+273" office:value-type="float" office:value="301" calcext:value-type="float">
            <text:p>301</text:p>
          </table:table-cell>
          <table:table-cell table:formula="of:=[.A31]*(9/5) + 32" office:value-type="float" office:value="82.4" calcext:value-type="float">
            <text:p>82.4</text:p>
          </table:table-cell>
          <table:table-cell/>
          <table:table-cell table:formula="of:=5+(RAND()*10)" office:value-type="float" office:value="13.5246512509081" calcext:value-type="float">
            <text:p>13.5246512509081</text:p>
          </table:table-cell>
          <table:table-cell table:formula="of:=50+(RAND()*30)" office:value-type="float" office:value="56.0920356240375" calcext:value-type="float">
            <text:p>56.092035624037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H31]+273+RAND()" office:value-type="float" office:value="301.969369019708" calcext:value-type="float">
            <text:p>301.969369019708</text:p>
          </table:table-cell>
          <table:table-cell table:formula="of:=[.H31]*(9/5) + 32+RAND()" office:value-type="float" office:value="82.7940681686635" calcext:value-type="float">
            <text:p>82.794068168663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L31]+273+RAND()" office:value-type="float" office:value="301.164079591775" calcext:value-type="float">
            <text:p>301.164079591775</text:p>
          </table:table-cell>
          <table:table-cell table:formula="of:=[.L31]*(9/5) + 32+RAND()" office:value-type="float" office:value="82.6897644579966" calcext:value-type="float">
            <text:p>82.689764457996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P31]+273+(100*RAND())" office:value-type="float" office:value="374.332042354104" calcext:value-type="float">
            <text:p>374.332042354104</text:p>
          </table:table-cell>
          <table:table-cell table:formula="of:=[.P31]*(9/5) + 32+(100*RAND())" office:value-type="float" office:value="181.428919449211" calcext:value-type="float">
            <text:p>181.4289194492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+273" office:value-type="float" office:value="302" calcext:value-type="float">
            <text:p>302</text:p>
          </table:table-cell>
          <table:table-cell table:formula="of:=[.A32]*(9/5) + 32" office:value-type="float" office:value="84.2" calcext:value-type="float">
            <text:p>84.2</text:p>
          </table:table-cell>
          <table:table-cell/>
          <table:table-cell table:formula="of:=5+(RAND()*10)" office:value-type="float" office:value="6.86477100941099" calcext:value-type="float">
            <text:p>6.86477100941099</text:p>
          </table:table-cell>
          <table:table-cell table:formula="of:=50+(RAND()*30)" office:value-type="float" office:value="63.5381584742504" calcext:value-type="float">
            <text:p>63.538158474250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H32]+273+RAND()" office:value-type="float" office:value="302.779843061788" calcext:value-type="float">
            <text:p>302.779843061788</text:p>
          </table:table-cell>
          <table:table-cell table:formula="of:=[.H32]*(9/5) + 32+RAND()" office:value-type="float" office:value="85.1082137897074" calcext:value-type="float">
            <text:p>85.108213789707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L32]+273+RAND()" office:value-type="float" office:value="302.432381259869" calcext:value-type="float">
            <text:p>302.432381259869</text:p>
          </table:table-cell>
          <table:table-cell table:formula="of:=[.L32]*(9/5) + 32+RAND()" office:value-type="float" office:value="84.6603800856458" calcext:value-type="float">
            <text:p>84.660380085645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P32]+273+(100*RAND())" office:value-type="float" office:value="332.994237447689" calcext:value-type="float">
            <text:p>332.994237447689</text:p>
          </table:table-cell>
          <table:table-cell table:formula="of:=[.P32]*(9/5) + 32+(100*RAND())" office:value-type="float" office:value="171.806208824365" calcext:value-type="float">
            <text:p>171.8062088243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]+273" office:value-type="float" office:value="303" calcext:value-type="float">
            <text:p>303</text:p>
          </table:table-cell>
          <table:table-cell table:formula="of:=[.A33]*(9/5) + 32" office:value-type="float" office:value="86" calcext:value-type="float">
            <text:p>86</text:p>
          </table:table-cell>
          <table:table-cell/>
          <table:table-cell table:formula="of:=5+(RAND()*10)" office:value-type="float" office:value="9.42461859714263" calcext:value-type="float">
            <text:p>9.42461859714263</text:p>
          </table:table-cell>
          <table:table-cell table:formula="of:=50+(RAND()*30)" office:value-type="float" office:value="55.7780999500187" calcext:value-type="float">
            <text:p>55.778099950018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33]+273+RAND()" office:value-type="float" office:value="303.859132941446" calcext:value-type="float">
            <text:p>303.859132941446</text:p>
          </table:table-cell>
          <table:table-cell table:formula="of:=[.H33]*(9/5) + 32+RAND()" office:value-type="float" office:value="86.8123601886394" calcext:value-type="float">
            <text:p>86.812360188639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L33]+273+RAND()" office:value-type="float" office:value="303.952360742826" calcext:value-type="float">
            <text:p>303.952360742826</text:p>
          </table:table-cell>
          <table:table-cell table:formula="of:=[.L33]*(9/5) + 32+RAND()" office:value-type="float" office:value="86.1907938836398" calcext:value-type="float">
            <text:p>86.190793883639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P33]+273+(100*RAND())" office:value-type="float" office:value="379.020460074011" calcext:value-type="float">
            <text:p>379.020460074011</text:p>
          </table:table-cell>
          <table:table-cell table:formula="of:=[.P33]*(9/5) + 32+(100*RAND())" office:value-type="float" office:value="92.20372662372" calcext:value-type="float">
            <text:p>92.203726623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+273" office:value-type="float" office:value="304" calcext:value-type="float">
            <text:p>304</text:p>
          </table:table-cell>
          <table:table-cell table:formula="of:=[.A34]*(9/5) + 32" office:value-type="float" office:value="87.8" calcext:value-type="float">
            <text:p>87.8</text:p>
          </table:table-cell>
          <table:table-cell/>
          <table:table-cell table:formula="of:=5+(RAND()*10)" office:value-type="float" office:value="7.71409284970775" calcext:value-type="float">
            <text:p>7.71409284970775</text:p>
          </table:table-cell>
          <table:table-cell table:formula="of:=50+(RAND()*30)" office:value-type="float" office:value="71.9562076007057" calcext:value-type="float">
            <text:p>71.956207600705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H34]+273+RAND()" office:value-type="float" office:value="304.704694445622" calcext:value-type="float">
            <text:p>304.704694445622</text:p>
          </table:table-cell>
          <table:table-cell table:formula="of:=[.H34]*(9/5) + 32+RAND()" office:value-type="float" office:value="88.6709756877255" calcext:value-type="float">
            <text:p>88.670975687725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L34]+273+RAND()" office:value-type="float" office:value="304.222182491639" calcext:value-type="float">
            <text:p>304.222182491639</text:p>
          </table:table-cell>
          <table:table-cell table:formula="of:=[.L34]*(9/5) + 32+RAND()" office:value-type="float" office:value="88.6917537413135" calcext:value-type="float">
            <text:p>88.691753741313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P34]+273+(100*RAND())" office:value-type="float" office:value="372.836061409491" calcext:value-type="float">
            <text:p>372.836061409491</text:p>
          </table:table-cell>
          <table:table-cell table:formula="of:=[.P34]*(9/5) + 32+(100*RAND())" office:value-type="float" office:value="187.040311158522" calcext:value-type="float">
            <text:p>187.0403111585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+273" office:value-type="float" office:value="305" calcext:value-type="float">
            <text:p>305</text:p>
          </table:table-cell>
          <table:table-cell table:formula="of:=[.A35]*(9/5) + 32" office:value-type="float" office:value="89.6" calcext:value-type="float">
            <text:p>89.6</text:p>
          </table:table-cell>
          <table:table-cell/>
          <table:table-cell table:formula="of:=5+(RAND()*10)" office:value-type="float" office:value="5.43522403762582" calcext:value-type="float">
            <text:p>5.43522403762582</text:p>
          </table:table-cell>
          <table:table-cell table:formula="of:=50+(RAND()*30)" office:value-type="float" office:value="60.7539664705844" calcext:value-type="float">
            <text:p>60.753966470584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H35]+273+RAND()" office:value-type="float" office:value="305.807939970687" calcext:value-type="float">
            <text:p>305.807939970687</text:p>
          </table:table-cell>
          <table:table-cell table:formula="of:=[.H35]*(9/5) + 32+RAND()" office:value-type="float" office:value="90.3817956258709" calcext:value-type="float">
            <text:p>90.381795625870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L35]+273+RAND()" office:value-type="float" office:value="305.205890498375" calcext:value-type="float">
            <text:p>305.205890498375</text:p>
          </table:table-cell>
          <table:table-cell table:formula="of:=[.L35]*(9/5) + 32+RAND()" office:value-type="float" office:value="89.9463962573984" calcext:value-type="float">
            <text:p>89.946396257398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P35]+273+(100*RAND())" office:value-type="float" office:value="340.256713674437" calcext:value-type="float">
            <text:p>340.256713674437</text:p>
          </table:table-cell>
          <table:table-cell table:formula="of:=[.P35]*(9/5) + 32+(100*RAND())" office:value-type="float" office:value="141.771897717402" calcext:value-type="float">
            <text:p>141.7718977174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+273" office:value-type="float" office:value="306" calcext:value-type="float">
            <text:p>306</text:p>
          </table:table-cell>
          <table:table-cell table:formula="of:=[.A36]*(9/5) + 32" office:value-type="float" office:value="91.4" calcext:value-type="float">
            <text:p>91.4</text:p>
          </table:table-cell>
          <table:table-cell/>
          <table:table-cell table:formula="of:=5+(RAND()*10)" office:value-type="float" office:value="12.3920683396579" calcext:value-type="float">
            <text:p>12.3920683396579</text:p>
          </table:table-cell>
          <table:table-cell table:formula="of:=50+(RAND()*30)" office:value-type="float" office:value="68.1910988960735" calcext:value-type="float">
            <text:p>68.191098896073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H36]+273+RAND()" office:value-type="float" office:value="306.738589694111" calcext:value-type="float">
            <text:p>306.738589694111</text:p>
          </table:table-cell>
          <table:table-cell table:formula="of:=[.H36]*(9/5) + 32+RAND()" office:value-type="float" office:value="91.891101981998" calcext:value-type="float">
            <text:p>91.89110198199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L36]+273+RAND()" office:value-type="float" office:value="306.527488527918" calcext:value-type="float">
            <text:p>306.527488527918</text:p>
          </table:table-cell>
          <table:table-cell table:formula="of:=[.L36]*(9/5) + 32+RAND()" office:value-type="float" office:value="91.4137197445224" calcext:value-type="float">
            <text:p>91.413719744522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P36]+273+(100*RAND())" office:value-type="float" office:value="361.484704590472" calcext:value-type="float">
            <text:p>361.484704590472</text:p>
          </table:table-cell>
          <table:table-cell table:formula="of:=[.P36]*(9/5) + 32+(100*RAND())" office:value-type="float" office:value="180.136556121864" calcext:value-type="float">
            <text:p>180.1365561218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+273" office:value-type="float" office:value="307" calcext:value-type="float">
            <text:p>307</text:p>
          </table:table-cell>
          <table:table-cell table:formula="of:=[.A37]*(9/5) + 32" office:value-type="float" office:value="93.2" calcext:value-type="float">
            <text:p>93.2</text:p>
          </table:table-cell>
          <table:table-cell/>
          <table:table-cell table:formula="of:=5+(RAND()*10)" office:value-type="float" office:value="6.43211078851447" calcext:value-type="float">
            <text:p>6.43211078851447</text:p>
          </table:table-cell>
          <table:table-cell table:formula="of:=50+(RAND()*30)" office:value-type="float" office:value="73.0116529964944" calcext:value-type="float">
            <text:p>73.01165299649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H37]+273+RAND()" office:value-type="float" office:value="307.144331916025" calcext:value-type="float">
            <text:p>307.144331916025</text:p>
          </table:table-cell>
          <table:table-cell table:formula="of:=[.H37]*(9/5) + 32+RAND()" office:value-type="float" office:value="94.0748433727998" calcext:value-type="float">
            <text:p>94.074843372799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L37]+273+RAND()" office:value-type="float" office:value="307.723729357226" calcext:value-type="float">
            <text:p>307.723729357226</text:p>
          </table:table-cell>
          <table:table-cell table:formula="of:=[.L37]*(9/5) + 32+RAND()" office:value-type="float" office:value="93.5995687144761" calcext:value-type="float">
            <text:p>93.599568714476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P37]+273+(100*RAND())" office:value-type="float" office:value="351.716196787213" calcext:value-type="float">
            <text:p>351.716196787213</text:p>
          </table:table-cell>
          <table:table-cell table:formula="of:=[.P37]*(9/5) + 32+(100*RAND())" office:value-type="float" office:value="129.82443038767" calcext:value-type="float">
            <text:p>129.824430387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+273" office:value-type="float" office:value="308" calcext:value-type="float">
            <text:p>308</text:p>
          </table:table-cell>
          <table:table-cell table:formula="of:=[.A38]*(9/5) + 32" office:value-type="float" office:value="95" calcext:value-type="float">
            <text:p>95</text:p>
          </table:table-cell>
          <table:table-cell/>
          <table:table-cell table:formula="of:=5+(RAND()*10)" office:value-type="float" office:value="7.62379648570956" calcext:value-type="float">
            <text:p>7.62379648570956</text:p>
          </table:table-cell>
          <table:table-cell table:formula="of:=50+(RAND()*30)" office:value-type="float" office:value="77.6443162429835" calcext:value-type="float">
            <text:p>77.644316242983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H38]+273+RAND()" office:value-type="float" office:value="308.616371512164" calcext:value-type="float">
            <text:p>308.616371512164</text:p>
          </table:table-cell>
          <table:table-cell table:formula="of:=[.H38]*(9/5) + 32+RAND()" office:value-type="float" office:value="95.7385819190977" calcext:value-type="float">
            <text:p>95.738581919097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L38]+273+RAND()" office:value-type="float" office:value="308.828353846825" calcext:value-type="float">
            <text:p>308.828353846825</text:p>
          </table:table-cell>
          <table:table-cell table:formula="of:=[.L38]*(9/5) + 32+RAND()" office:value-type="float" office:value="95.8381691622106" calcext:value-type="float">
            <text:p>95.838169162210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P38]+273+(100*RAND())" office:value-type="float" office:value="320.208800824865" calcext:value-type="float">
            <text:p>320.208800824865</text:p>
          </table:table-cell>
          <table:table-cell table:formula="of:=[.P38]*(9/5) + 32+(100*RAND())" office:value-type="float" office:value="180.286141866353" calcext:value-type="float">
            <text:p>180.2861418663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+273" office:value-type="float" office:value="309" calcext:value-type="float">
            <text:p>309</text:p>
          </table:table-cell>
          <table:table-cell table:formula="of:=[.A39]*(9/5) + 32" office:value-type="float" office:value="96.8" calcext:value-type="float">
            <text:p>96.8</text:p>
          </table:table-cell>
          <table:table-cell/>
          <table:table-cell table:formula="of:=5+(RAND()*10)" office:value-type="float" office:value="10.1722906677858" calcext:value-type="float">
            <text:p>10.1722906677858</text:p>
          </table:table-cell>
          <table:table-cell table:formula="of:=50+(RAND()*30)" office:value-type="float" office:value="66.6142638621721" calcext:value-type="float">
            <text:p>66.61426386217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H39]+273+RAND()" office:value-type="float" office:value="309.988364927756" calcext:value-type="float">
            <text:p>309.988364927756</text:p>
          </table:table-cell>
          <table:table-cell table:formula="of:=[.H39]*(9/5) + 32+RAND()" office:value-type="float" office:value="97.0843735715907" calcext:value-type="float">
            <text:p>97.084373571590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L39]+273+RAND()" office:value-type="float" office:value="309.207521291839" calcext:value-type="float">
            <text:p>309.207521291839</text:p>
          </table:table-cell>
          <table:table-cell table:formula="of:=[.L39]*(9/5) + 32+RAND()" office:value-type="float" office:value="97.6789993565366" calcext:value-type="float">
            <text:p>97.678999356536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P39]+273+(100*RAND())" office:value-type="float" office:value="392.162921545841" calcext:value-type="float">
            <text:p>392.162921545841</text:p>
          </table:table-cell>
          <table:table-cell table:formula="of:=[.P39]*(9/5) + 32+(100*RAND())" office:value-type="float" office:value="147.218782417854" calcext:value-type="float">
            <text:p>147.2187824178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+273" office:value-type="float" office:value="310" calcext:value-type="float">
            <text:p>310</text:p>
          </table:table-cell>
          <table:table-cell table:formula="of:=[.A40]*(9/5) + 32" office:value-type="float" office:value="98.6" calcext:value-type="float">
            <text:p>98.6</text:p>
          </table:table-cell>
          <table:table-cell/>
          <table:table-cell table:formula="of:=5+(RAND()*10)" office:value-type="float" office:value="9.5751953960853" calcext:value-type="float">
            <text:p>9.5751953960853</text:p>
          </table:table-cell>
          <table:table-cell table:formula="of:=50+(RAND()*30)" office:value-type="float" office:value="74.492860050272" calcext:value-type="float">
            <text:p>74.49286005027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H40]+273+RAND()" office:value-type="float" office:value="310.247860561337" calcext:value-type="float">
            <text:p>310.247860561337</text:p>
          </table:table-cell>
          <table:table-cell table:formula="of:=[.H40]*(9/5) + 32+RAND()" office:value-type="float" office:value="99.0220191052662" calcext:value-type="float">
            <text:p>99.022019105266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L40]+273+RAND()" office:value-type="float" office:value="310.77183220446" calcext:value-type="float">
            <text:p>310.77183220446</text:p>
          </table:table-cell>
          <table:table-cell table:formula="of:=[.L40]*(9/5) + 32+RAND()" office:value-type="float" office:value="99.3595030859781" calcext:value-type="float">
            <text:p>99.359503085978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P40]+273+(100*RAND())" office:value-type="float" office:value="364.901235353309" calcext:value-type="float">
            <text:p>364.901235353309</text:p>
          </table:table-cell>
          <table:table-cell table:formula="of:=[.P40]*(9/5) + 32+(100*RAND())" office:value-type="float" office:value="183.389575934149" calcext:value-type="float">
            <text:p>183.3895759341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+273" office:value-type="float" office:value="311" calcext:value-type="float">
            <text:p>311</text:p>
          </table:table-cell>
          <table:table-cell table:formula="of:=[.A41]*(9/5) + 32" office:value-type="float" office:value="100.4" calcext:value-type="float">
            <text:p>100.4</text:p>
          </table:table-cell>
          <table:table-cell/>
          <table:table-cell table:formula="of:=5+(RAND()*10)" office:value-type="float" office:value="9.1547115914463" calcext:value-type="float">
            <text:p>9.1547115914463</text:p>
          </table:table-cell>
          <table:table-cell table:formula="of:=50+(RAND()*30)" office:value-type="float" office:value="61.6111598951179" calcext:value-type="float">
            <text:p>61.611159895117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H41]+273+RAND()" office:value-type="float" office:value="311.198433477154" calcext:value-type="float">
            <text:p>311.198433477154</text:p>
          </table:table-cell>
          <table:table-cell table:formula="of:=[.H41]*(9/5) + 32+RAND()" office:value-type="float" office:value="101.058423059164" calcext:value-type="float">
            <text:p>101.05842305916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L41]+273+RAND()" office:value-type="float" office:value="311.279380146168" calcext:value-type="float">
            <text:p>311.279380146168</text:p>
          </table:table-cell>
          <table:table-cell table:formula="of:=[.L41]*(9/5) + 32+RAND()" office:value-type="float" office:value="101.287598742546" calcext:value-type="float">
            <text:p>101.28759874254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P41]+273+(100*RAND())" office:value-type="float" office:value="337.762050274946" calcext:value-type="float">
            <text:p>337.762050274946</text:p>
          </table:table-cell>
          <table:table-cell table:formula="of:=[.P41]*(9/5) + 32+(100*RAND())" office:value-type="float" office:value="131.436372096125" calcext:value-type="float">
            <text:p>131.4363720961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+273" office:value-type="float" office:value="312" calcext:value-type="float">
            <text:p>312</text:p>
          </table:table-cell>
          <table:table-cell table:formula="of:=[.A42]*(9/5) + 32" office:value-type="float" office:value="102.2" calcext:value-type="float">
            <text:p>102.2</text:p>
          </table:table-cell>
          <table:table-cell/>
          <table:table-cell table:formula="of:=5+(RAND()*10)" office:value-type="float" office:value="6.42525414943421" calcext:value-type="float">
            <text:p>6.42525414943421</text:p>
          </table:table-cell>
          <table:table-cell table:formula="of:=50+(RAND()*30)" office:value-type="float" office:value="79.6824387379469" calcext:value-type="float">
            <text:p>79.682438737946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H42]+273+RAND()" office:value-type="float" office:value="312.930053857925" calcext:value-type="float">
            <text:p>312.930053857925</text:p>
          </table:table-cell>
          <table:table-cell table:formula="of:=[.H42]*(9/5) + 32+RAND()" office:value-type="float" office:value="103.131287384888" calcext:value-type="float">
            <text:p>103.13128738488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L42]+273+RAND()" office:value-type="float" office:value="312.303869088777" calcext:value-type="float">
            <text:p>312.303869088777</text:p>
          </table:table-cell>
          <table:table-cell table:formula="of:=[.L42]*(9/5) + 32+RAND()" office:value-type="float" office:value="102.702017838129" calcext:value-type="float">
            <text:p>102.70201783812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P42]+273+(100*RAND())" office:value-type="float" office:value="357.982041206384" calcext:value-type="float">
            <text:p>357.982041206384</text:p>
          </table:table-cell>
          <table:table-cell table:formula="of:=[.P42]*(9/5) + 32+(100*RAND())" office:value-type="float" office:value="131.211785749647" calcext:value-type="float">
            <text:p>131.2117857496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3]+273" office:value-type="float" office:value="313" calcext:value-type="float">
            <text:p>313</text:p>
          </table:table-cell>
          <table:table-cell table:formula="of:=[.A43]*(9/5) + 32" office:value-type="float" office:value="104" calcext:value-type="float">
            <text:p>104</text:p>
          </table:table-cell>
          <table:table-cell/>
          <table:table-cell table:formula="of:=5+(RAND()*10)" office:value-type="float" office:value="8.28597513681483" calcext:value-type="float">
            <text:p>8.28597513681483</text:p>
          </table:table-cell>
          <table:table-cell table:formula="of:=50+(RAND()*30)" office:value-type="float" office:value="61.0099064772845" calcext:value-type="float">
            <text:p>61.00990647728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H43]+273+RAND()" office:value-type="float" office:value="313.049904604032" calcext:value-type="float">
            <text:p>313.049904604032</text:p>
          </table:table-cell>
          <table:table-cell table:formula="of:=[.H43]*(9/5) + 32+RAND()" office:value-type="float" office:value="104.315653391576" calcext:value-type="float">
            <text:p>104.31565339157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43]+273+RAND()" office:value-type="float" office:value="313.10806111137" calcext:value-type="float">
            <text:p>313.10806111137</text:p>
          </table:table-cell>
          <table:table-cell table:formula="of:=[.L43]*(9/5) + 32+RAND()" office:value-type="float" office:value="104.517957433968" calcext:value-type="float">
            <text:p>104.51795743396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P43]+273+(100*RAND())" office:value-type="float" office:value="322.825241261218" calcext:value-type="float">
            <text:p>322.825241261218</text:p>
          </table:table-cell>
          <table:table-cell table:formula="of:=[.P43]*(9/5) + 32+(100*RAND())" office:value-type="float" office:value="190.075638204171" calcext:value-type="float">
            <text:p>190.0756382041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+273" office:value-type="float" office:value="314" calcext:value-type="float">
            <text:p>314</text:p>
          </table:table-cell>
          <table:table-cell table:formula="of:=[.A44]*(9/5) + 32" office:value-type="float" office:value="105.8" calcext:value-type="float">
            <text:p>105.8</text:p>
          </table:table-cell>
          <table:table-cell/>
          <table:table-cell table:formula="of:=5+(RAND()*10)" office:value-type="float" office:value="8.57300097804432" calcext:value-type="float">
            <text:p>8.57300097804432</text:p>
          </table:table-cell>
          <table:table-cell table:formula="of:=50+(RAND()*30)" office:value-type="float" office:value="79.2776650614408" calcext:value-type="float">
            <text:p>79.277665061440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H44]+273+RAND()" office:value-type="float" office:value="314.375339161823" calcext:value-type="float">
            <text:p>314.375339161823</text:p>
          </table:table-cell>
          <table:table-cell table:formula="of:=[.H44]*(9/5) + 32+RAND()" office:value-type="float" office:value="106.058581401828" calcext:value-type="float">
            <text:p>106.05858140182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L44]+273+RAND()" office:value-type="float" office:value="314.875349007594" calcext:value-type="float">
            <text:p>314.875349007594</text:p>
          </table:table-cell>
          <table:table-cell table:formula="of:=[.L44]*(9/5) + 32+RAND()" office:value-type="float" office:value="106.203769185943" calcext:value-type="float">
            <text:p>106.20376918594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P44]+273+(100*RAND())" office:value-type="float" office:value="362.323653887252" calcext:value-type="float">
            <text:p>362.323653887252</text:p>
          </table:table-cell>
          <table:table-cell table:formula="of:=[.P44]*(9/5) + 32+(100*RAND())" office:value-type="float" office:value="130.015803736898" calcext:value-type="float">
            <text:p>130.0158037368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+273" office:value-type="float" office:value="315" calcext:value-type="float">
            <text:p>315</text:p>
          </table:table-cell>
          <table:table-cell table:formula="of:=[.A45]*(9/5) + 32" office:value-type="float" office:value="107.6" calcext:value-type="float">
            <text:p>107.6</text:p>
          </table:table-cell>
          <table:table-cell/>
          <table:table-cell table:formula="of:=5+(RAND()*10)" office:value-type="float" office:value="7.91605858269465" calcext:value-type="float">
            <text:p>7.91605858269465</text:p>
          </table:table-cell>
          <table:table-cell table:formula="of:=50+(RAND()*30)" office:value-type="float" office:value="70.1788981302527" calcext:value-type="float">
            <text:p>70.178898130252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H45]+273+RAND()" office:value-type="float" office:value="315.056636894388" calcext:value-type="float">
            <text:p>315.056636894388</text:p>
          </table:table-cell>
          <table:table-cell table:formula="of:=[.H45]*(9/5) + 32+RAND()" office:value-type="float" office:value="108.090373563607" calcext:value-type="float">
            <text:p>108.09037356360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L45]+273+RAND()" office:value-type="float" office:value="315.76570772255" calcext:value-type="float">
            <text:p>315.76570772255</text:p>
          </table:table-cell>
          <table:table-cell table:formula="of:=[.L45]*(9/5) + 32+RAND()" office:value-type="float" office:value="108.02041953934" calcext:value-type="float">
            <text:p>108.0204195393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P45]+273+(100*RAND())" office:value-type="float" office:value="403.511284480004" calcext:value-type="float">
            <text:p>403.511284480004</text:p>
          </table:table-cell>
          <table:table-cell table:formula="of:=[.P45]*(9/5) + 32+(100*RAND())" office:value-type="float" office:value="204.857245144655" calcext:value-type="float">
            <text:p>204.8572451446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+273" office:value-type="float" office:value="316" calcext:value-type="float">
            <text:p>316</text:p>
          </table:table-cell>
          <table:table-cell table:formula="of:=[.A46]*(9/5) + 32" office:value-type="float" office:value="109.4" calcext:value-type="float">
            <text:p>109.4</text:p>
          </table:table-cell>
          <table:table-cell/>
          <table:table-cell table:formula="of:=5+(RAND()*10)" office:value-type="float" office:value="9.26522709214868" calcext:value-type="float">
            <text:p>9.26522709214868</text:p>
          </table:table-cell>
          <table:table-cell table:formula="of:=50+(RAND()*30)" office:value-type="float" office:value="79.7840454607582" calcext:value-type="float">
            <text:p>79.784045460758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H46]+273+RAND()" office:value-type="float" office:value="316.861137248508" calcext:value-type="float">
            <text:p>316.861137248508</text:p>
          </table:table-cell>
          <table:table-cell table:formula="of:=[.H46]*(9/5) + 32+RAND()" office:value-type="float" office:value="109.948539050301" calcext:value-type="float">
            <text:p>109.94853905030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L46]+273+RAND()" office:value-type="float" office:value="316.398028188451" calcext:value-type="float">
            <text:p>316.398028188451</text:p>
          </table:table-cell>
          <table:table-cell table:formula="of:=[.L46]*(9/5) + 32+RAND()" office:value-type="float" office:value="110.108684151144" calcext:value-type="float">
            <text:p>110.10868415114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P46]+273+(100*RAND())" office:value-type="float" office:value="395.873175480848" calcext:value-type="float">
            <text:p>395.873175480848</text:p>
          </table:table-cell>
          <table:table-cell table:formula="of:=[.P46]*(9/5) + 32+(100*RAND())" office:value-type="float" office:value="146.823312128066" calcext:value-type="float">
            <text:p>146.8233121280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+273" office:value-type="float" office:value="317" calcext:value-type="float">
            <text:p>317</text:p>
          </table:table-cell>
          <table:table-cell table:formula="of:=[.A47]*(9/5) + 32" office:value-type="float" office:value="111.2" calcext:value-type="float">
            <text:p>111.2</text:p>
          </table:table-cell>
          <table:table-cell/>
          <table:table-cell table:formula="of:=5+(RAND()*10)" office:value-type="float" office:value="11.1380048109015" calcext:value-type="float">
            <text:p>11.1380048109015</text:p>
          </table:table-cell>
          <table:table-cell table:formula="of:=50+(RAND()*30)" office:value-type="float" office:value="76.6784332910097" calcext:value-type="float">
            <text:p>76.678433291009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47]+273+RAND()" office:value-type="float" office:value="317.562260000434" calcext:value-type="float">
            <text:p>317.562260000434</text:p>
          </table:table-cell>
          <table:table-cell table:formula="of:=[.H47]*(9/5) + 32+RAND()" office:value-type="float" office:value="111.23764661257" calcext:value-type="float">
            <text:p>111.2376466125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L47]+273+RAND()" office:value-type="float" office:value="317.576458893985" calcext:value-type="float">
            <text:p>317.576458893985</text:p>
          </table:table-cell>
          <table:table-cell table:formula="of:=[.L47]*(9/5) + 32+RAND()" office:value-type="float" office:value="111.524671532504" calcext:value-type="float">
            <text:p>111.52467153250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P47]+273+(100*RAND())" office:value-type="float" office:value="371.606758978297" calcext:value-type="float">
            <text:p>371.606758978297</text:p>
          </table:table-cell>
          <table:table-cell table:formula="of:=[.P47]*(9/5) + 32+(100*RAND())" office:value-type="float" office:value="203.426588484029" calcext:value-type="float">
            <text:p>203.4265884840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+273" office:value-type="float" office:value="318" calcext:value-type="float">
            <text:p>318</text:p>
          </table:table-cell>
          <table:table-cell table:formula="of:=[.A48]*(9/5) + 32" office:value-type="float" office:value="113" calcext:value-type="float">
            <text:p>113</text:p>
          </table:table-cell>
          <table:table-cell/>
          <table:table-cell table:formula="of:=5+(RAND()*10)" office:value-type="float" office:value="8.4300627264779" calcext:value-type="float">
            <text:p>8.4300627264779</text:p>
          </table:table-cell>
          <table:table-cell table:formula="of:=50+(RAND()*30)" office:value-type="float" office:value="67.4463292086523" calcext:value-type="float">
            <text:p>67.446329208652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H48]+273+RAND()" office:value-type="float" office:value="318.464723042277" calcext:value-type="float">
            <text:p>318.464723042277</text:p>
          </table:table-cell>
          <table:table-cell table:formula="of:=[.H48]*(9/5) + 32+RAND()" office:value-type="float" office:value="113.97683036295" calcext:value-type="float">
            <text:p>113.9768303629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L48]+273+RAND()" office:value-type="float" office:value="318.982675944374" calcext:value-type="float">
            <text:p>318.982675944374</text:p>
          </table:table-cell>
          <table:table-cell table:formula="of:=[.L48]*(9/5) + 32+RAND()" office:value-type="float" office:value="113.451934014959" calcext:value-type="float">
            <text:p>113.45193401495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P48]+273+(100*RAND())" office:value-type="float" office:value="330.22444450039" calcext:value-type="float">
            <text:p>330.22444450039</text:p>
          </table:table-cell>
          <table:table-cell table:formula="of:=[.P48]*(9/5) + 32+(100*RAND())" office:value-type="float" office:value="185.982018153911" calcext:value-type="float">
            <text:p>185.9820181539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+273" office:value-type="float" office:value="319" calcext:value-type="float">
            <text:p>319</text:p>
          </table:table-cell>
          <table:table-cell table:formula="of:=[.A49]*(9/5) + 32" office:value-type="float" office:value="114.8" calcext:value-type="float">
            <text:p>114.8</text:p>
          </table:table-cell>
          <table:table-cell/>
          <table:table-cell table:formula="of:=5+(RAND()*10)" office:value-type="float" office:value="14.7530798319238" calcext:value-type="float">
            <text:p>14.7530798319238</text:p>
          </table:table-cell>
          <table:table-cell table:formula="of:=50+(RAND()*30)" office:value-type="float" office:value="60.5182148658396" calcext:value-type="float">
            <text:p>60.518214865839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H49]+273+RAND()" office:value-type="float" office:value="319.180067937992" calcext:value-type="float">
            <text:p>319.180067937992</text:p>
          </table:table-cell>
          <table:table-cell table:formula="of:=[.H49]*(9/5) + 32+RAND()" office:value-type="float" office:value="115.543038038629" calcext:value-type="float">
            <text:p>115.54303803862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L49]+273+RAND()" office:value-type="float" office:value="319.850527350804" calcext:value-type="float">
            <text:p>319.850527350804</text:p>
          </table:table-cell>
          <table:table-cell table:formula="of:=[.L49]*(9/5) + 32+RAND()" office:value-type="float" office:value="114.854589323684" calcext:value-type="float">
            <text:p>114.85458932368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P49]+273+(100*RAND())" office:value-type="float" office:value="375.96634168945" calcext:value-type="float">
            <text:p>375.96634168945</text:p>
          </table:table-cell>
          <table:table-cell table:formula="of:=[.P49]*(9/5) + 32+(100*RAND())" office:value-type="float" office:value="115.986319418318" calcext:value-type="float">
            <text:p>115.9863194183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+273" office:value-type="float" office:value="320" calcext:value-type="float">
            <text:p>320</text:p>
          </table:table-cell>
          <table:table-cell table:formula="of:=[.A50]*(9/5) + 32" office:value-type="float" office:value="116.6" calcext:value-type="float">
            <text:p>116.6</text:p>
          </table:table-cell>
          <table:table-cell/>
          <table:table-cell table:formula="of:=5+(RAND()*10)" office:value-type="float" office:value="14.2371144286941" calcext:value-type="float">
            <text:p>14.2371144286941</text:p>
          </table:table-cell>
          <table:table-cell table:formula="of:=50+(RAND()*30)" office:value-type="float" office:value="64.9897204295366" calcext:value-type="float">
            <text:p>64.989720429536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H50]+273+RAND()" office:value-type="float" office:value="320.302553386173" calcext:value-type="float">
            <text:p>320.302553386173</text:p>
          </table:table-cell>
          <table:table-cell table:formula="of:=[.H50]*(9/5) + 32+RAND()" office:value-type="float" office:value="117.422604015161" calcext:value-type="float">
            <text:p>117.42260401516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L50]+273+RAND()" office:value-type="float" office:value="320.404652112789" calcext:value-type="float">
            <text:p>320.404652112789</text:p>
          </table:table-cell>
          <table:table-cell table:formula="of:=[.L50]*(9/5) + 32+RAND()" office:value-type="float" office:value="116.830986654889" calcext:value-type="float">
            <text:p>116.83098665488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P50]+273+(100*RAND())" office:value-type="float" office:value="373.959632421146" calcext:value-type="float">
            <text:p>373.959632421146</text:p>
          </table:table-cell>
          <table:table-cell table:formula="of:=[.P50]*(9/5) + 32+(100*RAND())" office:value-type="float" office:value="145.937813264872" calcext:value-type="float">
            <text:p>145.9378132648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+273" office:value-type="float" office:value="321" calcext:value-type="float">
            <text:p>321</text:p>
          </table:table-cell>
          <table:table-cell table:formula="of:=[.A51]*(9/5) + 32" office:value-type="float" office:value="118.4" calcext:value-type="float">
            <text:p>118.4</text:p>
          </table:table-cell>
          <table:table-cell/>
          <table:table-cell table:formula="of:=5+(RAND()*10)" office:value-type="float" office:value="5.32047334554828" calcext:value-type="float">
            <text:p>5.32047334554828</text:p>
          </table:table-cell>
          <table:table-cell table:formula="of:=50+(RAND()*30)" office:value-type="float" office:value="60.2793825884769" calcext:value-type="float">
            <text:p>60.279382588476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H51]+273+RAND()" office:value-type="float" office:value="321.658715504278" calcext:value-type="float">
            <text:p>321.658715504278</text:p>
          </table:table-cell>
          <table:table-cell table:formula="of:=[.H51]*(9/5) + 32+RAND()" office:value-type="float" office:value="119.310272319292" calcext:value-type="float">
            <text:p>119.31027231929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L51]+273+RAND()" office:value-type="float" office:value="321.869237076588" calcext:value-type="float">
            <text:p>321.869237076588</text:p>
          </table:table-cell>
          <table:table-cell table:formula="of:=[.L51]*(9/5) + 32+RAND()" office:value-type="float" office:value="119.283190228248" calcext:value-type="float">
            <text:p>119.28319022824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P51]+273+(100*RAND())" office:value-type="float" office:value="406.076296601117" calcext:value-type="float">
            <text:p>406.076296601117</text:p>
          </table:table-cell>
          <table:table-cell table:formula="of:=[.P51]*(9/5) + 32+(100*RAND())" office:value-type="float" office:value="144.494430371257" calcext:value-type="float">
            <text:p>144.4944303712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+273" office:value-type="float" office:value="322" calcext:value-type="float">
            <text:p>322</text:p>
          </table:table-cell>
          <table:table-cell table:formula="of:=[.A52]*(9/5) + 32" office:value-type="float" office:value="120.2" calcext:value-type="float">
            <text:p>120.2</text:p>
          </table:table-cell>
          <table:table-cell/>
          <table:table-cell table:formula="of:=5+(RAND()*10)" office:value-type="float" office:value="13.1465235875708" calcext:value-type="float">
            <text:p>13.1465235875708</text:p>
          </table:table-cell>
          <table:table-cell table:formula="of:=50+(RAND()*30)" office:value-type="float" office:value="63.5080022943058" calcext:value-type="float">
            <text:p>63.508002294305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H52]+273+RAND()" office:value-type="float" office:value="322.680832372866" calcext:value-type="float">
            <text:p>322.680832372866</text:p>
          </table:table-cell>
          <table:table-cell table:formula="of:=[.H52]*(9/5) + 32+RAND()" office:value-type="float" office:value="120.830280274521" calcext:value-type="float">
            <text:p>120.83028027452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L52]+273+RAND()" office:value-type="float" office:value="322.432846375833" calcext:value-type="float">
            <text:p>322.432846375833</text:p>
          </table:table-cell>
          <table:table-cell table:formula="of:=[.L52]*(9/5) + 32+RAND()" office:value-type="float" office:value="120.220712757416" calcext:value-type="float">
            <text:p>120.220712757416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P52]+273+(100*RAND())" office:value-type="float" office:value="399.724082402064" calcext:value-type="float">
            <text:p>399.724082402064</text:p>
          </table:table-cell>
          <table:table-cell table:formula="of:=[.P52]*(9/5) + 32+(100*RAND())" office:value-type="float" office:value="131.980469729509" calcext:value-type="float">
            <text:p>131.9804697295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3]+273" office:value-type="float" office:value="323" calcext:value-type="float">
            <text:p>323</text:p>
          </table:table-cell>
          <table:table-cell table:formula="of:=[.A53]*(9/5) + 32" office:value-type="float" office:value="122" calcext:value-type="float">
            <text:p>122</text:p>
          </table:table-cell>
          <table:table-cell/>
          <table:table-cell table:formula="of:=5+(RAND()*10)" office:value-type="float" office:value="13.744557135528" calcext:value-type="float">
            <text:p>13.744557135528</text:p>
          </table:table-cell>
          <table:table-cell table:formula="of:=50+(RAND()*30)" office:value-type="float" office:value="52.5906336039327" calcext:value-type="float">
            <text:p>52.590633603932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53]+273+RAND()" office:value-type="float" office:value="323.622542841973" calcext:value-type="float">
            <text:p>323.622542841973</text:p>
          </table:table-cell>
          <table:table-cell table:formula="of:=[.H53]*(9/5) + 32+RAND()" office:value-type="float" office:value="122.637437365297" calcext:value-type="float">
            <text:p>122.63743736529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53]+273+RAND()" office:value-type="float" office:value="323.228861035876" calcext:value-type="float">
            <text:p>323.228861035876</text:p>
          </table:table-cell>
          <table:table-cell table:formula="of:=[.L53]*(9/5) + 32+RAND()" office:value-type="float" office:value="122.903979939207" calcext:value-type="float">
            <text:p>122.90397993920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P53]+273+(100*RAND())" office:value-type="float" office:value="410.552979989939" calcext:value-type="float">
            <text:p>410.552979989939</text:p>
          </table:table-cell>
          <table:table-cell table:formula="of:=[.P53]*(9/5) + 32+(100*RAND())" office:value-type="float" office:value="123.992929646052" calcext:value-type="float">
            <text:p>123.9929296460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4]+273" office:value-type="float" office:value="324" calcext:value-type="float">
            <text:p>324</text:p>
          </table:table-cell>
          <table:table-cell table:formula="of:=[.A54]*(9/5) + 32" office:value-type="float" office:value="123.8" calcext:value-type="float">
            <text:p>123.8</text:p>
          </table:table-cell>
          <table:table-cell/>
          <table:table-cell table:formula="of:=5+(RAND()*10)" office:value-type="float" office:value="12.8281275439378" calcext:value-type="float">
            <text:p>12.8281275439378</text:p>
          </table:table-cell>
          <table:table-cell table:formula="of:=50+(RAND()*30)" office:value-type="float" office:value="54.9881424142934" calcext:value-type="float">
            <text:p>54.988142414293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H54]+273+RAND()" office:value-type="float" office:value="324.944653980022" calcext:value-type="float">
            <text:p>324.944653980022</text:p>
          </table:table-cell>
          <table:table-cell table:formula="of:=[.H54]*(9/5) + 32+RAND()" office:value-type="float" office:value="124.309001328874" calcext:value-type="float">
            <text:p>124.30900132887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L54]+273+RAND()" office:value-type="float" office:value="324.056539031991" calcext:value-type="float">
            <text:p>324.056539031991</text:p>
          </table:table-cell>
          <table:table-cell table:formula="of:=[.L54]*(9/5) + 32+RAND()" office:value-type="float" office:value="124.646014199201" calcext:value-type="float">
            <text:p>124.64601419920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P54]+273+(100*RAND())" office:value-type="float" office:value="405.745527852813" calcext:value-type="float">
            <text:p>405.745527852813</text:p>
          </table:table-cell>
          <table:table-cell table:formula="of:=[.P54]*(9/5) + 32+(100*RAND())" office:value-type="float" office:value="157.884818085815" calcext:value-type="float">
            <text:p>157.8848180858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5]+273" office:value-type="float" office:value="325" calcext:value-type="float">
            <text:p>325</text:p>
          </table:table-cell>
          <table:table-cell table:formula="of:=[.A55]*(9/5) + 32" office:value-type="float" office:value="125.6" calcext:value-type="float">
            <text:p>125.6</text:p>
          </table:table-cell>
          <table:table-cell/>
          <table:table-cell table:formula="of:=5+(RAND()*10)" office:value-type="float" office:value="10.0006044956843" calcext:value-type="float">
            <text:p>10.0006044956843</text:p>
          </table:table-cell>
          <table:table-cell table:formula="of:=50+(RAND()*30)" office:value-type="float" office:value="62.2411330936135" calcext:value-type="float">
            <text:p>62.241133093613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H55]+273+RAND()" office:value-type="float" office:value="325.391364932164" calcext:value-type="float">
            <text:p>325.391364932164</text:p>
          </table:table-cell>
          <table:table-cell table:formula="of:=[.H55]*(9/5) + 32+RAND()" office:value-type="float" office:value="126.177295666197" calcext:value-type="float">
            <text:p>126.17729566619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L55]+273+RAND()" office:value-type="float" office:value="325.44523777255" calcext:value-type="float">
            <text:p>325.44523777255</text:p>
          </table:table-cell>
          <table:table-cell table:formula="of:=[.L55]*(9/5) + 32+RAND()" office:value-type="float" office:value="125.715940523695" calcext:value-type="float">
            <text:p>125.71594052369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P55]+273+(100*RAND())" office:value-type="float" office:value="388.01458995497" calcext:value-type="float">
            <text:p>388.01458995497</text:p>
          </table:table-cell>
          <table:table-cell table:formula="of:=[.P55]*(9/5) + 32+(100*RAND())" office:value-type="float" office:value="198.624298999984" calcext:value-type="float">
            <text:p>198.6242989999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6]+273" office:value-type="float" office:value="326" calcext:value-type="float">
            <text:p>326</text:p>
          </table:table-cell>
          <table:table-cell table:formula="of:=[.A56]*(9/5) + 32" office:value-type="float" office:value="127.4" calcext:value-type="float">
            <text:p>127.4</text:p>
          </table:table-cell>
          <table:table-cell/>
          <table:table-cell table:formula="of:=5+(RAND()*10)" office:value-type="float" office:value="8.49507249733087" calcext:value-type="float">
            <text:p>8.49507249733087</text:p>
          </table:table-cell>
          <table:table-cell table:formula="of:=50+(RAND()*30)" office:value-type="float" office:value="56.1780229790471" calcext:value-type="float">
            <text:p>56.178022979047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H56]+273+RAND()" office:value-type="float" office:value="326.497037876203" calcext:value-type="float">
            <text:p>326.497037876203</text:p>
          </table:table-cell>
          <table:table-cell table:formula="of:=[.H56]*(9/5) + 32+RAND()" office:value-type="float" office:value="128.251207965554" calcext:value-type="float">
            <text:p>128.25120796555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L56]+273+RAND()" office:value-type="float" office:value="326.918100605498" calcext:value-type="float">
            <text:p>326.918100605498</text:p>
          </table:table-cell>
          <table:table-cell table:formula="of:=[.L56]*(9/5) + 32+RAND()" office:value-type="float" office:value="127.514378127951" calcext:value-type="float">
            <text:p>127.51437812795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P56]+273+(100*RAND())" office:value-type="float" office:value="389.942089398034" calcext:value-type="float">
            <text:p>389.942089398034</text:p>
          </table:table-cell>
          <table:table-cell table:formula="of:=[.P56]*(9/5) + 32+(100*RAND())" office:value-type="float" office:value="219.874950026879" calcext:value-type="float">
            <text:p>219.8749500268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7]+273" office:value-type="float" office:value="327" calcext:value-type="float">
            <text:p>327</text:p>
          </table:table-cell>
          <table:table-cell table:formula="of:=[.A57]*(9/5) + 32" office:value-type="float" office:value="129.2" calcext:value-type="float">
            <text:p>129.2</text:p>
          </table:table-cell>
          <table:table-cell/>
          <table:table-cell table:formula="of:=5+(RAND()*10)" office:value-type="float" office:value="5.84624281406604" calcext:value-type="float">
            <text:p>5.84624281406604</text:p>
          </table:table-cell>
          <table:table-cell table:formula="of:=50+(RAND()*30)" office:value-type="float" office:value="58.7306439021163" calcext:value-type="float">
            <text:p>58.730643902116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H57]+273+RAND()" office:value-type="float" office:value="327.566241873102" calcext:value-type="float">
            <text:p>327.566241873102</text:p>
          </table:table-cell>
          <table:table-cell table:formula="of:=[.H57]*(9/5) + 32+RAND()" office:value-type="float" office:value="130.019220960585" calcext:value-type="float">
            <text:p>130.01922096058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L57]+273+RAND()" office:value-type="float" office:value="327.251138837144" calcext:value-type="float">
            <text:p>327.251138837144</text:p>
          </table:table-cell>
          <table:table-cell table:formula="of:=[.L57]*(9/5) + 32+RAND()" office:value-type="float" office:value="130.147644441345" calcext:value-type="float">
            <text:p>130.14764444134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P57]+273+(100*RAND())" office:value-type="float" office:value="360.276595088395" calcext:value-type="float">
            <text:p>360.276595088395</text:p>
          </table:table-cell>
          <table:table-cell table:formula="of:=[.P57]*(9/5) + 32+(100*RAND())" office:value-type="float" office:value="222.440880625629" calcext:value-type="float">
            <text:p>222.4408806256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8]+273" office:value-type="float" office:value="328" calcext:value-type="float">
            <text:p>328</text:p>
          </table:table-cell>
          <table:table-cell table:formula="of:=[.A58]*(9/5) + 32" office:value-type="float" office:value="131" calcext:value-type="float">
            <text:p>131</text:p>
          </table:table-cell>
          <table:table-cell/>
          <table:table-cell table:formula="of:=5+(RAND()*10)" office:value-type="float" office:value="13.2920320097276" calcext:value-type="float">
            <text:p>13.2920320097276</text:p>
          </table:table-cell>
          <table:table-cell table:formula="of:=50+(RAND()*30)" office:value-type="float" office:value="74.4831458747888" calcext:value-type="float">
            <text:p>74.483145874788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H58]+273+RAND()" office:value-type="float" office:value="328.360623295814" calcext:value-type="float">
            <text:p>328.360623295814</text:p>
          </table:table-cell>
          <table:table-cell table:formula="of:=[.H58]*(9/5) + 32+RAND()" office:value-type="float" office:value="131.173178507379" calcext:value-type="float">
            <text:p>131.17317850737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L58]+273+RAND()" office:value-type="float" office:value="328.573333144979" calcext:value-type="float">
            <text:p>328.573333144979</text:p>
          </table:table-cell>
          <table:table-cell table:formula="of:=[.L58]*(9/5) + 32+RAND()" office:value-type="float" office:value="131.069628134792" calcext:value-type="float">
            <text:p>131.06962813479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P58]+273+(100*RAND())" office:value-type="float" office:value="362.994535218949" calcext:value-type="float">
            <text:p>362.994535218949</text:p>
          </table:table-cell>
          <table:table-cell table:formula="of:=[.P58]*(9/5) + 32+(100*RAND())" office:value-type="float" office:value="148.092584368799" calcext:value-type="float">
            <text:p>148.0925843687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9]+273" office:value-type="float" office:value="329" calcext:value-type="float">
            <text:p>329</text:p>
          </table:table-cell>
          <table:table-cell table:formula="of:=[.A59]*(9/5) + 32" office:value-type="float" office:value="132.8" calcext:value-type="float">
            <text:p>132.8</text:p>
          </table:table-cell>
          <table:table-cell/>
          <table:table-cell table:formula="of:=5+(RAND()*10)" office:value-type="float" office:value="10.8285954249454" calcext:value-type="float">
            <text:p>10.8285954249454</text:p>
          </table:table-cell>
          <table:table-cell table:formula="of:=50+(RAND()*30)" office:value-type="float" office:value="52.4044836903639" calcext:value-type="float">
            <text:p>52.404483690363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H59]+273+RAND()" office:value-type="float" office:value="329.476661629836" calcext:value-type="float">
            <text:p>329.476661629836</text:p>
          </table:table-cell>
          <table:table-cell table:formula="of:=[.H59]*(9/5) + 32+RAND()" office:value-type="float" office:value="133.410237433485" calcext:value-type="float">
            <text:p>133.41023743348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L59]+273+RAND()" office:value-type="float" office:value="329.941231612811" calcext:value-type="float">
            <text:p>329.941231612811</text:p>
          </table:table-cell>
          <table:table-cell table:formula="of:=[.L59]*(9/5) + 32+RAND()" office:value-type="float" office:value="132.906900068964" calcext:value-type="float">
            <text:p>132.90690006896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P59]+273+(100*RAND())" office:value-type="float" office:value="331.31704058834" calcext:value-type="float">
            <text:p>331.31704058834</text:p>
          </table:table-cell>
          <table:table-cell table:formula="of:=[.P59]*(9/5) + 32+(100*RAND())" office:value-type="float" office:value="222.981045361453" calcext:value-type="float">
            <text:p>222.9810453614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0]+273" office:value-type="float" office:value="330" calcext:value-type="float">
            <text:p>330</text:p>
          </table:table-cell>
          <table:table-cell table:formula="of:=[.A60]*(9/5) + 32" office:value-type="float" office:value="134.6" calcext:value-type="float">
            <text:p>134.6</text:p>
          </table:table-cell>
          <table:table-cell/>
          <table:table-cell table:formula="of:=5+(RAND()*10)" office:value-type="float" office:value="6.07585393240591" calcext:value-type="float">
            <text:p>6.07585393240591</text:p>
          </table:table-cell>
          <table:table-cell table:formula="of:=50+(RAND()*30)" office:value-type="float" office:value="77.6059911140607" calcext:value-type="float">
            <text:p>77.605991114060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H60]+273+RAND()" office:value-type="float" office:value="330.071171410856" calcext:value-type="float">
            <text:p>330.071171410856</text:p>
          </table:table-cell>
          <table:table-cell table:formula="of:=[.H60]*(9/5) + 32+RAND()" office:value-type="float" office:value="135.341218180945" calcext:value-type="float">
            <text:p>135.34121818094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L60]+273+RAND()" office:value-type="float" office:value="330.776065223214" calcext:value-type="float">
            <text:p>330.776065223214</text:p>
          </table:table-cell>
          <table:table-cell table:formula="of:=[.L60]*(9/5) + 32+RAND()" office:value-type="float" office:value="135.338290622409" calcext:value-type="float">
            <text:p>135.33829062240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P60]+273+(100*RAND())" office:value-type="float" office:value="362.7721853209" calcext:value-type="float">
            <text:p>362.7721853209</text:p>
          </table:table-cell>
          <table:table-cell table:formula="of:=[.P60]*(9/5) + 32+(100*RAND())" office:value-type="float" office:value="189.196200681737" calcext:value-type="float">
            <text:p>189.1962006817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1]+273" office:value-type="float" office:value="331" calcext:value-type="float">
            <text:p>331</text:p>
          </table:table-cell>
          <table:table-cell table:formula="of:=[.A61]*(9/5) + 32" office:value-type="float" office:value="136.4" calcext:value-type="float">
            <text:p>136.4</text:p>
          </table:table-cell>
          <table:table-cell/>
          <table:table-cell table:formula="of:=5+(RAND()*10)" office:value-type="float" office:value="5.36223743745084" calcext:value-type="float">
            <text:p>5.36223743745084</text:p>
          </table:table-cell>
          <table:table-cell table:formula="of:=50+(RAND()*30)" office:value-type="float" office:value="73.7385455619921" calcext:value-type="float">
            <text:p>73.738545561992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H61]+273+RAND()" office:value-type="float" office:value="331.76198167833" calcext:value-type="float">
            <text:p>331.76198167833</text:p>
          </table:table-cell>
          <table:table-cell table:formula="of:=[.H61]*(9/5) + 32+RAND()" office:value-type="float" office:value="137.303392532106" calcext:value-type="float">
            <text:p>137.30339253210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L61]+273+RAND()" office:value-type="float" office:value="331.769927654748" calcext:value-type="float">
            <text:p>331.769927654748</text:p>
          </table:table-cell>
          <table:table-cell table:formula="of:=[.L61]*(9/5) + 32+RAND()" office:value-type="float" office:value="137.072387473135" calcext:value-type="float">
            <text:p>137.072387473135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P61]+273+(100*RAND())" office:value-type="float" office:value="353.284754440938" calcext:value-type="float">
            <text:p>353.284754440938</text:p>
          </table:table-cell>
          <table:table-cell table:formula="of:=[.P61]*(9/5) + 32+(100*RAND())" office:value-type="float" office:value="160.429912042342" calcext:value-type="float">
            <text:p>160.4299120423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2]+273" office:value-type="float" office:value="332" calcext:value-type="float">
            <text:p>332</text:p>
          </table:table-cell>
          <table:table-cell table:formula="of:=[.A62]*(9/5) + 32" office:value-type="float" office:value="138.2" calcext:value-type="float">
            <text:p>138.2</text:p>
          </table:table-cell>
          <table:table-cell/>
          <table:table-cell table:formula="of:=5+(RAND()*10)" office:value-type="float" office:value="14.9954449747031" calcext:value-type="float">
            <text:p>14.9954449747031</text:p>
          </table:table-cell>
          <table:table-cell table:formula="of:=50+(RAND()*30)" office:value-type="float" office:value="78.2312404815592" calcext:value-type="float">
            <text:p>78.231240481559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H62]+273+RAND()" office:value-type="float" office:value="332.76069111385" calcext:value-type="float">
            <text:p>332.76069111385</text:p>
          </table:table-cell>
          <table:table-cell table:formula="of:=[.H62]*(9/5) + 32+RAND()" office:value-type="float" office:value="139.144736359746" calcext:value-type="float">
            <text:p>139.144736359746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L62]+273+RAND()" office:value-type="float" office:value="332.819098614611" calcext:value-type="float">
            <text:p>332.819098614611</text:p>
          </table:table-cell>
          <table:table-cell table:formula="of:=[.L62]*(9/5) + 32+RAND()" office:value-type="float" office:value="139.178312235426" calcext:value-type="float">
            <text:p>139.178312235426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P62]+273+(100*RAND())" office:value-type="float" office:value="368.879341156884" calcext:value-type="float">
            <text:p>368.879341156884</text:p>
          </table:table-cell>
          <table:table-cell table:formula="of:=[.P62]*(9/5) + 32+(100*RAND())" office:value-type="float" office:value="222.543465595122" calcext:value-type="float">
            <text:p>222.5434655951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3]+273" office:value-type="float" office:value="333" calcext:value-type="float">
            <text:p>333</text:p>
          </table:table-cell>
          <table:table-cell table:formula="of:=[.A63]*(9/5) + 32" office:value-type="float" office:value="140" calcext:value-type="float">
            <text:p>140</text:p>
          </table:table-cell>
          <table:table-cell/>
          <table:table-cell table:formula="of:=5+(RAND()*10)" office:value-type="float" office:value="8.78691801100575" calcext:value-type="float">
            <text:p>8.78691801100575</text:p>
          </table:table-cell>
          <table:table-cell table:formula="of:=50+(RAND()*30)" office:value-type="float" office:value="65.9507635211249" calcext:value-type="float">
            <text:p>65.950763521124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H63]+273+RAND()" office:value-type="float" office:value="333.46508176761" calcext:value-type="float">
            <text:p>333.46508176761</text:p>
          </table:table-cell>
          <table:table-cell table:formula="of:=[.H63]*(9/5) + 32+RAND()" office:value-type="float" office:value="140.436302189434" calcext:value-type="float">
            <text:p>140.43630218943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L63]+273+RAND()" office:value-type="float" office:value="333.911969936559" calcext:value-type="float">
            <text:p>333.911969936559</text:p>
          </table:table-cell>
          <table:table-cell table:formula="of:=[.L63]*(9/5) + 32+RAND()" office:value-type="float" office:value="140.040383385186" calcext:value-type="float">
            <text:p>140.04038338518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63]+273+(100*RAND())" office:value-type="float" office:value="345.252158963445" calcext:value-type="float">
            <text:p>345.252158963445</text:p>
          </table:table-cell>
          <table:table-cell table:formula="of:=[.P63]*(9/5) + 32+(100*RAND())" office:value-type="float" office:value="238.770048263522" calcext:value-type="float">
            <text:p>238.7700482635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4]+273" office:value-type="float" office:value="334" calcext:value-type="float">
            <text:p>334</text:p>
          </table:table-cell>
          <table:table-cell table:formula="of:=[.A64]*(9/5) + 32" office:value-type="float" office:value="141.8" calcext:value-type="float">
            <text:p>141.8</text:p>
          </table:table-cell>
          <table:table-cell/>
          <table:table-cell table:formula="of:=5+(RAND()*10)" office:value-type="float" office:value="12.6701696703272" calcext:value-type="float">
            <text:p>12.6701696703272</text:p>
          </table:table-cell>
          <table:table-cell table:formula="of:=50+(RAND()*30)" office:value-type="float" office:value="54.9153589226258" calcext:value-type="float">
            <text:p>54.9153589226258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H64]+273+RAND()" office:value-type="float" office:value="334.490635586481" calcext:value-type="float">
            <text:p>334.490635586481</text:p>
          </table:table-cell>
          <table:table-cell table:formula="of:=[.H64]*(9/5) + 32+RAND()" office:value-type="float" office:value="142.384656737875" calcext:value-type="float">
            <text:p>142.38465673787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L64]+273+RAND()" office:value-type="float" office:value="334.740149125912" calcext:value-type="float">
            <text:p>334.740149125912</text:p>
          </table:table-cell>
          <table:table-cell table:formula="of:=[.L64]*(9/5) + 32+RAND()" office:value-type="float" office:value="141.865409330313" calcext:value-type="float">
            <text:p>141.865409330313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P64]+273+(100*RAND())" office:value-type="float" office:value="391.324867381318" calcext:value-type="float">
            <text:p>391.324867381318</text:p>
          </table:table-cell>
          <table:table-cell table:formula="of:=[.P64]*(9/5) + 32+(100*RAND())" office:value-type="float" office:value="213.788129226532" calcext:value-type="float">
            <text:p>213.7881292265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5]+273" office:value-type="float" office:value="335" calcext:value-type="float">
            <text:p>335</text:p>
          </table:table-cell>
          <table:table-cell table:formula="of:=[.A65]*(9/5) + 32" office:value-type="float" office:value="143.6" calcext:value-type="float">
            <text:p>143.6</text:p>
          </table:table-cell>
          <table:table-cell/>
          <table:table-cell table:formula="of:=5+(RAND()*10)" office:value-type="float" office:value="9.14593471132964" calcext:value-type="float">
            <text:p>9.14593471132964</text:p>
          </table:table-cell>
          <table:table-cell table:formula="of:=50+(RAND()*30)" office:value-type="float" office:value="79.3134522495382" calcext:value-type="float">
            <text:p>79.313452249538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H65]+273+RAND()" office:value-type="float" office:value="335.329330971581" calcext:value-type="float">
            <text:p>335.329330971581</text:p>
          </table:table-cell>
          <table:table-cell table:formula="of:=[.H65]*(9/5) + 32+RAND()" office:value-type="float" office:value="144.304108971211" calcext:value-type="float">
            <text:p>144.30410897121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L65]+273+RAND()" office:value-type="float" office:value="335.941732029857" calcext:value-type="float">
            <text:p>335.941732029857</text:p>
          </table:table-cell>
          <table:table-cell table:formula="of:=[.L65]*(9/5) + 32+RAND()" office:value-type="float" office:value="144.289623688266" calcext:value-type="float">
            <text:p>144.28962368826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P65]+273+(100*RAND())" office:value-type="float" office:value="396.17846103313" calcext:value-type="float">
            <text:p>396.17846103313</text:p>
          </table:table-cell>
          <table:table-cell table:formula="of:=[.P65]*(9/5) + 32+(100*RAND())" office:value-type="float" office:value="157.967139743439" calcext:value-type="float">
            <text:p>157.9671397434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6]+273" office:value-type="float" office:value="336" calcext:value-type="float">
            <text:p>336</text:p>
          </table:table-cell>
          <table:table-cell table:formula="of:=[.A66]*(9/5) + 32" office:value-type="float" office:value="145.4" calcext:value-type="float">
            <text:p>145.4</text:p>
          </table:table-cell>
          <table:table-cell/>
          <table:table-cell table:formula="of:=5+(RAND()*10)" office:value-type="float" office:value="10.6389388555204" calcext:value-type="float">
            <text:p>10.6389388555204</text:p>
          </table:table-cell>
          <table:table-cell table:formula="of:=50+(RAND()*30)" office:value-type="float" office:value="76.8288286958845" calcext:value-type="float">
            <text:p>76.828828695884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H66]+273+RAND()" office:value-type="float" office:value="336.751109112532" calcext:value-type="float">
            <text:p>336.751109112532</text:p>
          </table:table-cell>
          <table:table-cell table:formula="of:=[.H66]*(9/5) + 32+RAND()" office:value-type="float" office:value="145.503057740688" calcext:value-type="float">
            <text:p>145.50305774068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L66]+273+RAND()" office:value-type="float" office:value="336.080907644386" calcext:value-type="float">
            <text:p>336.080907644386</text:p>
          </table:table-cell>
          <table:table-cell table:formula="of:=[.L66]*(9/5) + 32+RAND()" office:value-type="float" office:value="145.732995673379" calcext:value-type="float">
            <text:p>145.732995673379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P66]+273+(100*RAND())" office:value-type="float" office:value="383.604653363094" calcext:value-type="float">
            <text:p>383.604653363094</text:p>
          </table:table-cell>
          <table:table-cell table:formula="of:=[.P66]*(9/5) + 32+(100*RAND())" office:value-type="float" office:value="245.040704203742" calcext:value-type="float">
            <text:p>245.0407042037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7]+273" office:value-type="float" office:value="337" calcext:value-type="float">
            <text:p>337</text:p>
          </table:table-cell>
          <table:table-cell table:formula="of:=[.A67]*(9/5) + 32" office:value-type="float" office:value="147.2" calcext:value-type="float">
            <text:p>147.2</text:p>
          </table:table-cell>
          <table:table-cell/>
          <table:table-cell table:formula="of:=5+(RAND()*10)" office:value-type="float" office:value="14.5625315902535" calcext:value-type="float">
            <text:p>14.5625315902535</text:p>
          </table:table-cell>
          <table:table-cell table:formula="of:=50+(RAND()*30)" office:value-type="float" office:value="50.794179512554" calcext:value-type="float">
            <text:p>50.79417951255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H67]+273+RAND()" office:value-type="float" office:value="337.846421869004" calcext:value-type="float">
            <text:p>337.846421869004</text:p>
          </table:table-cell>
          <table:table-cell table:formula="of:=[.H67]*(9/5) + 32+RAND()" office:value-type="float" office:value="147.919690084154" calcext:value-type="float">
            <text:p>147.91969008415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L67]+273+RAND()" office:value-type="float" office:value="337.341809150521" calcext:value-type="float">
            <text:p>337.341809150521</text:p>
          </table:table-cell>
          <table:table-cell table:formula="of:=[.L67]*(9/5) + 32+RAND()" office:value-type="float" office:value="147.946844723527" calcext:value-type="float">
            <text:p>147.94684472352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P67]+273+(100*RAND())" office:value-type="float" office:value="399.169347563559" calcext:value-type="float">
            <text:p>399.169347563559</text:p>
          </table:table-cell>
          <table:table-cell table:formula="of:=[.P67]*(9/5) + 32+(100*RAND())" office:value-type="float" office:value="231.095434401506" calcext:value-type="float">
            <text:p>231.0954344015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8]+273" office:value-type="float" office:value="338" calcext:value-type="float">
            <text:p>338</text:p>
          </table:table-cell>
          <table:table-cell table:formula="of:=[.A68]*(9/5) + 32" office:value-type="float" office:value="149" calcext:value-type="float">
            <text:p>149</text:p>
          </table:table-cell>
          <table:table-cell/>
          <table:table-cell table:formula="of:=5+(RAND()*10)" office:value-type="float" office:value="7.76953733606826" calcext:value-type="float">
            <text:p>7.76953733606826</text:p>
          </table:table-cell>
          <table:table-cell table:formula="of:=50+(RAND()*30)" office:value-type="float" office:value="60.3877353222285" calcext:value-type="float">
            <text:p>60.387735322228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H68]+273+RAND()" office:value-type="float" office:value="338.071470057281" calcext:value-type="float">
            <text:p>338.071470057281</text:p>
          </table:table-cell>
          <table:table-cell table:formula="of:=[.H68]*(9/5) + 32+RAND()" office:value-type="float" office:value="149.932782742902" calcext:value-type="float">
            <text:p>149.93278274290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L68]+273+RAND()" office:value-type="float" office:value="338.777148441984" calcext:value-type="float">
            <text:p>338.777148441984</text:p>
          </table:table-cell>
          <table:table-cell table:formula="of:=[.L68]*(9/5) + 32+RAND()" office:value-type="float" office:value="149.084347022694" calcext:value-type="float">
            <text:p>149.084347022694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P68]+273+(100*RAND())" office:value-type="float" office:value="422.093057785079" calcext:value-type="float">
            <text:p>422.093057785079</text:p>
          </table:table-cell>
          <table:table-cell table:formula="of:=[.P68]*(9/5) + 32+(100*RAND())" office:value-type="float" office:value="248.696934561484" calcext:value-type="float">
            <text:p>248.696934561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9]+273" office:value-type="float" office:value="339" calcext:value-type="float">
            <text:p>339</text:p>
          </table:table-cell>
          <table:table-cell table:formula="of:=[.A69]*(9/5) + 32" office:value-type="float" office:value="150.8" calcext:value-type="float">
            <text:p>150.8</text:p>
          </table:table-cell>
          <table:table-cell/>
          <table:table-cell table:formula="of:=5+(RAND()*10)" office:value-type="float" office:value="7.16255666494312" calcext:value-type="float">
            <text:p>7.16255666494312</text:p>
          </table:table-cell>
          <table:table-cell table:formula="of:=50+(RAND()*30)" office:value-type="float" office:value="52.027618967959" calcext:value-type="float">
            <text:p>52.027618967959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H69]+273+RAND()" office:value-type="float" office:value="339.982286079629" calcext:value-type="float">
            <text:p>339.982286079629</text:p>
          </table:table-cell>
          <table:table-cell table:formula="of:=[.H69]*(9/5) + 32+RAND()" office:value-type="float" office:value="151.504428516245" calcext:value-type="float">
            <text:p>151.50442851624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L69]+273+RAND()" office:value-type="float" office:value="339.137843086937" calcext:value-type="float">
            <text:p>339.137843086937</text:p>
          </table:table-cell>
          <table:table-cell table:formula="of:=[.L69]*(9/5) + 32+RAND()" office:value-type="float" office:value="151.643607588987" calcext:value-type="float">
            <text:p>151.64360758898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P69]+273+(100*RAND())" office:value-type="float" office:value="397.592196965031" calcext:value-type="float">
            <text:p>397.592196965031</text:p>
          </table:table-cell>
          <table:table-cell table:formula="of:=[.P69]*(9/5) + 32+(100*RAND())" office:value-type="float" office:value="158.896402054442" calcext:value-type="float">
            <text:p>158.8964020544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0]+273" office:value-type="float" office:value="340" calcext:value-type="float">
            <text:p>340</text:p>
          </table:table-cell>
          <table:table-cell table:formula="of:=[.A70]*(9/5) + 32" office:value-type="float" office:value="152.6" calcext:value-type="float">
            <text:p>152.6</text:p>
          </table:table-cell>
          <table:table-cell/>
          <table:table-cell table:formula="of:=5+(RAND()*10)" office:value-type="float" office:value="8.86094893004166" calcext:value-type="float">
            <text:p>8.86094893004166</text:p>
          </table:table-cell>
          <table:table-cell table:formula="of:=50+(RAND()*30)" office:value-type="float" office:value="59.3141613779541" calcext:value-type="float">
            <text:p>59.3141613779541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H70]+273+RAND()" office:value-type="float" office:value="340.386373109783" calcext:value-type="float">
            <text:p>340.386373109783</text:p>
          </table:table-cell>
          <table:table-cell table:formula="of:=[.H70]*(9/5) + 32+RAND()" office:value-type="float" office:value="152.88020378576" calcext:value-type="float">
            <text:p>152.88020378576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L70]+273+RAND()" office:value-type="float" office:value="340.992334934222" calcext:value-type="float">
            <text:p>340.992334934222</text:p>
          </table:table-cell>
          <table:table-cell table:formula="of:=[.L70]*(9/5) + 32+RAND()" office:value-type="float" office:value="153.128908860286" calcext:value-type="float">
            <text:p>153.128908860286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P70]+273+(100*RAND())" office:value-type="float" office:value="398.28411877911" calcext:value-type="float">
            <text:p>398.28411877911</text:p>
          </table:table-cell>
          <table:table-cell table:formula="of:=[.P70]*(9/5) + 32+(100*RAND())" office:value-type="float" office:value="174.887042501069" calcext:value-type="float">
            <text:p>174.8870425010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1]+273" office:value-type="float" office:value="341" calcext:value-type="float">
            <text:p>341</text:p>
          </table:table-cell>
          <table:table-cell table:formula="of:=[.A71]*(9/5) + 32" office:value-type="float" office:value="154.4" calcext:value-type="float">
            <text:p>154.4</text:p>
          </table:table-cell>
          <table:table-cell/>
          <table:table-cell table:formula="of:=5+(RAND()*10)" office:value-type="float" office:value="12.7990735815851" calcext:value-type="float">
            <text:p>12.7990735815851</text:p>
          </table:table-cell>
          <table:table-cell table:formula="of:=50+(RAND()*30)" office:value-type="float" office:value="73.4764316843025" calcext:value-type="float">
            <text:p>73.4764316843025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H71]+273+RAND()" office:value-type="float" office:value="341.981954288931" calcext:value-type="float">
            <text:p>341.981954288931</text:p>
          </table:table-cell>
          <table:table-cell table:formula="of:=[.H71]*(9/5) + 32+RAND()" office:value-type="float" office:value="155.274922722597" calcext:value-type="float">
            <text:p>155.27492272259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L71]+273+RAND()" office:value-type="float" office:value="341.060040186801" calcext:value-type="float">
            <text:p>341.060040186801</text:p>
          </table:table-cell>
          <table:table-cell table:formula="of:=[.L71]*(9/5) + 32+RAND()" office:value-type="float" office:value="154.854124643586" calcext:value-type="float">
            <text:p>154.85412464358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P71]+273+(100*RAND())" office:value-type="float" office:value="353.632073223301" calcext:value-type="float">
            <text:p>353.632073223301</text:p>
          </table:table-cell>
          <table:table-cell table:formula="of:=[.P71]*(9/5) + 32+(100*RAND())" office:value-type="float" office:value="162.989452804361" calcext:value-type="float">
            <text:p>162.9894528043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2]+273" office:value-type="float" office:value="342" calcext:value-type="float">
            <text:p>342</text:p>
          </table:table-cell>
          <table:table-cell table:formula="of:=[.A72]*(9/5) + 32" office:value-type="float" office:value="156.2" calcext:value-type="float">
            <text:p>156.2</text:p>
          </table:table-cell>
          <table:table-cell/>
          <table:table-cell table:formula="of:=5+(RAND()*10)" office:value-type="float" office:value="13.2736696795914" calcext:value-type="float">
            <text:p>13.2736696795914</text:p>
          </table:table-cell>
          <table:table-cell table:formula="of:=50+(RAND()*30)" office:value-type="float" office:value="74.5136391681403" calcext:value-type="float">
            <text:p>74.513639168140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H72]+273+RAND()" office:value-type="float" office:value="342.275762351856" calcext:value-type="float">
            <text:p>342.275762351856</text:p>
          </table:table-cell>
          <table:table-cell table:formula="of:=[.H72]*(9/5) + 32+RAND()" office:value-type="float" office:value="156.677091344735" calcext:value-type="float">
            <text:p>156.67709134473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L72]+273+RAND()" office:value-type="float" office:value="342.207285227118" calcext:value-type="float">
            <text:p>342.207285227118</text:p>
          </table:table-cell>
          <table:table-cell table:formula="of:=[.L72]*(9/5) + 32+RAND()" office:value-type="float" office:value="156.538377090732" calcext:value-type="float">
            <text:p>156.53837709073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P72]+273+(100*RAND())" office:value-type="float" office:value="405.684490971184" calcext:value-type="float">
            <text:p>405.684490971184</text:p>
          </table:table-cell>
          <table:table-cell table:formula="of:=[.P72]*(9/5) + 32+(100*RAND())" office:value-type="float" office:value="238.567861526414" calcext:value-type="float">
            <text:p>238.5678615264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3]+273" office:value-type="float" office:value="343" calcext:value-type="float">
            <text:p>343</text:p>
          </table:table-cell>
          <table:table-cell table:formula="of:=[.A73]*(9/5) + 32" office:value-type="float" office:value="158" calcext:value-type="float">
            <text:p>158</text:p>
          </table:table-cell>
          <table:table-cell/>
          <table:table-cell table:formula="of:=5+(RAND()*10)" office:value-type="float" office:value="7.62476929738082" calcext:value-type="float">
            <text:p>7.62476929738082</text:p>
          </table:table-cell>
          <table:table-cell table:formula="of:=50+(RAND()*30)" office:value-type="float" office:value="71.2803994211711" calcext:value-type="float">
            <text:p>71.280399421171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H73]+273+RAND()" office:value-type="float" office:value="343.744024435919" calcext:value-type="float">
            <text:p>343.744024435919</text:p>
          </table:table-cell>
          <table:table-cell table:formula="of:=[.H73]*(9/5) + 32+RAND()" office:value-type="float" office:value="158.253743247448" calcext:value-type="float">
            <text:p>158.25374324744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L73]+273+RAND()" office:value-type="float" office:value="343.871433333504" calcext:value-type="float">
            <text:p>343.871433333504</text:p>
          </table:table-cell>
          <table:table-cell table:formula="of:=[.L73]*(9/5) + 32+RAND()" office:value-type="float" office:value="158.517376256107" calcext:value-type="float">
            <text:p>158.51737625610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P73]+273+(100*RAND())" office:value-type="float" office:value="352.253270040396" calcext:value-type="float">
            <text:p>352.253270040396</text:p>
          </table:table-cell>
          <table:table-cell table:formula="of:=[.P73]*(9/5) + 32+(100*RAND())" office:value-type="float" office:value="216.913551301579" calcext:value-type="float">
            <text:p>216.9135513015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4]+273" office:value-type="float" office:value="344" calcext:value-type="float">
            <text:p>344</text:p>
          </table:table-cell>
          <table:table-cell table:formula="of:=[.A74]*(9/5) + 32" office:value-type="float" office:value="159.8" calcext:value-type="float">
            <text:p>159.8</text:p>
          </table:table-cell>
          <table:table-cell/>
          <table:table-cell table:formula="of:=5+(RAND()*10)" office:value-type="float" office:value="8.51936045977038" calcext:value-type="float">
            <text:p>8.51936045977038</text:p>
          </table:table-cell>
          <table:table-cell table:formula="of:=50+(RAND()*30)" office:value-type="float" office:value="56.6874187510912" calcext:value-type="float">
            <text:p>56.687418751091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H74]+273+RAND()" office:value-type="float" office:value="344.883767334796" calcext:value-type="float">
            <text:p>344.883767334796</text:p>
          </table:table-cell>
          <table:table-cell table:formula="of:=[.H74]*(9/5) + 32+RAND()" office:value-type="float" office:value="160.417398613409" calcext:value-type="float">
            <text:p>160.417398613409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L74]+273+RAND()" office:value-type="float" office:value="344.989423530579" calcext:value-type="float">
            <text:p>344.989423530579</text:p>
          </table:table-cell>
          <table:table-cell table:formula="of:=[.L74]*(9/5) + 32+RAND()" office:value-type="float" office:value="160.510537409913" calcext:value-type="float">
            <text:p>160.51053740991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P74]+273+(100*RAND())" office:value-type="float" office:value="371.08738068434" calcext:value-type="float">
            <text:p>371.08738068434</text:p>
          </table:table-cell>
          <table:table-cell table:formula="of:=[.P74]*(9/5) + 32+(100*RAND())" office:value-type="float" office:value="184.715264044345" calcext:value-type="float">
            <text:p>184.7152640443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5]+273" office:value-type="float" office:value="345" calcext:value-type="float">
            <text:p>345</text:p>
          </table:table-cell>
          <table:table-cell table:formula="of:=[.A75]*(9/5) + 32" office:value-type="float" office:value="161.6" calcext:value-type="float">
            <text:p>161.6</text:p>
          </table:table-cell>
          <table:table-cell/>
          <table:table-cell table:formula="of:=5+(RAND()*10)" office:value-type="float" office:value="14.2014929394008" calcext:value-type="float">
            <text:p>14.2014929394008</text:p>
          </table:table-cell>
          <table:table-cell table:formula="of:=50+(RAND()*30)" office:value-type="float" office:value="53.3170427266417" calcext:value-type="float">
            <text:p>53.317042726641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H75]+273+RAND()" office:value-type="float" office:value="345.122124833045" calcext:value-type="float">
            <text:p>345.122124833045</text:p>
          </table:table-cell>
          <table:table-cell table:formula="of:=[.H75]*(9/5) + 32+RAND()" office:value-type="float" office:value="161.91253417294" calcext:value-type="float">
            <text:p>161.91253417294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L75]+273+RAND()" office:value-type="float" office:value="345.691066766182" calcext:value-type="float">
            <text:p>345.691066766182</text:p>
          </table:table-cell>
          <table:table-cell table:formula="of:=[.L75]*(9/5) + 32+RAND()" office:value-type="float" office:value="162.404429813239" calcext:value-type="float">
            <text:p>162.4044298132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P75]+273+(100*RAND())" office:value-type="float" office:value="424.199053936487" calcext:value-type="float">
            <text:p>424.199053936487</text:p>
          </table:table-cell>
          <table:table-cell table:formula="of:=[.P75]*(9/5) + 32+(100*RAND())" office:value-type="float" office:value="178.666208607061" calcext:value-type="float">
            <text:p>178.6662086070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6]+273" office:value-type="float" office:value="346" calcext:value-type="float">
            <text:p>346</text:p>
          </table:table-cell>
          <table:table-cell table:formula="of:=[.A76]*(9/5) + 32" office:value-type="float" office:value="163.4" calcext:value-type="float">
            <text:p>163.4</text:p>
          </table:table-cell>
          <table:table-cell/>
          <table:table-cell table:formula="of:=5+(RAND()*10)" office:value-type="float" office:value="5.13908220870705" calcext:value-type="float">
            <text:p>5.13908220870705</text:p>
          </table:table-cell>
          <table:table-cell table:formula="of:=50+(RAND()*30)" office:value-type="float" office:value="64.4727818631313" calcext:value-type="float">
            <text:p>64.472781863131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H76]+273+RAND()" office:value-type="float" office:value="346.000637459694" calcext:value-type="float">
            <text:p>346.000637459694</text:p>
          </table:table-cell>
          <table:table-cell table:formula="of:=[.H76]*(9/5) + 32+RAND()" office:value-type="float" office:value="164.340182048992" calcext:value-type="float">
            <text:p>164.34018204899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L76]+273+RAND()" office:value-type="float" office:value="346.450383705372" calcext:value-type="float">
            <text:p>346.450383705372</text:p>
          </table:table-cell>
          <table:table-cell table:formula="of:=[.L76]*(9/5) + 32+RAND()" office:value-type="float" office:value="163.92334488017" calcext:value-type="float">
            <text:p>163.92334488017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P76]+273+(100*RAND())" office:value-type="float" office:value="394.269773260258" calcext:value-type="float">
            <text:p>394.269773260258</text:p>
          </table:table-cell>
          <table:table-cell table:formula="of:=[.P76]*(9/5) + 32+(100*RAND())" office:value-type="float" office:value="177.996172949996" calcext:value-type="float">
            <text:p>177.9961729499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7]+273" office:value-type="float" office:value="347" calcext:value-type="float">
            <text:p>347</text:p>
          </table:table-cell>
          <table:table-cell table:formula="of:=[.A77]*(9/5) + 32" office:value-type="float" office:value="165.2" calcext:value-type="float">
            <text:p>165.2</text:p>
          </table:table-cell>
          <table:table-cell/>
          <table:table-cell table:formula="of:=5+(RAND()*10)" office:value-type="float" office:value="13.2130484567765" calcext:value-type="float">
            <text:p>13.2130484567765</text:p>
          </table:table-cell>
          <table:table-cell table:formula="of:=50+(RAND()*30)" office:value-type="float" office:value="75.6190274173186" calcext:value-type="float">
            <text:p>75.619027417318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H77]+273+RAND()" office:value-type="float" office:value="347.751911719776" calcext:value-type="float">
            <text:p>347.751911719776</text:p>
          </table:table-cell>
          <table:table-cell table:formula="of:=[.H77]*(9/5) + 32+RAND()" office:value-type="float" office:value="165.723325913325" calcext:value-type="float">
            <text:p>165.72332591332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L77]+273+RAND()" office:value-type="float" office:value="347.575420608572" calcext:value-type="float">
            <text:p>347.575420608572</text:p>
          </table:table-cell>
          <table:table-cell table:formula="of:=[.L77]*(9/5) + 32+RAND()" office:value-type="float" office:value="166.193027975565" calcext:value-type="float">
            <text:p>166.19302797556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P77]+273+(100*RAND())" office:value-type="float" office:value="385.583540274376" calcext:value-type="float">
            <text:p>385.583540274376</text:p>
          </table:table-cell>
          <table:table-cell table:formula="of:=[.P77]*(9/5) + 32+(100*RAND())" office:value-type="float" office:value="229.398075655892" calcext:value-type="float">
            <text:p>229.3980756558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8]+273" office:value-type="float" office:value="348" calcext:value-type="float">
            <text:p>348</text:p>
          </table:table-cell>
          <table:table-cell table:formula="of:=[.A78]*(9/5) + 32" office:value-type="float" office:value="167" calcext:value-type="float">
            <text:p>167</text:p>
          </table:table-cell>
          <table:table-cell/>
          <table:table-cell table:formula="of:=5+(RAND()*10)" office:value-type="float" office:value="7.88127187299891" calcext:value-type="float">
            <text:p>7.88127187299891</text:p>
          </table:table-cell>
          <table:table-cell table:formula="of:=50+(RAND()*30)" office:value-type="float" office:value="76.2589433886402" calcext:value-type="float">
            <text:p>76.258943388640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H78]+273+RAND()" office:value-type="float" office:value="348.723269731852" calcext:value-type="float">
            <text:p>348.723269731852</text:p>
          </table:table-cell>
          <table:table-cell table:formula="of:=[.H78]*(9/5) + 32+RAND()" office:value-type="float" office:value="167.609781742687" calcext:value-type="float">
            <text:p>167.60978174268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L78]+273+RAND()" office:value-type="float" office:value="348.552723104371" calcext:value-type="float">
            <text:p>348.552723104371</text:p>
          </table:table-cell>
          <table:table-cell table:formula="of:=[.L78]*(9/5) + 32+RAND()" office:value-type="float" office:value="167.139928522299" calcext:value-type="float">
            <text:p>167.13992852229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P78]+273+(100*RAND())" office:value-type="float" office:value="416.27450818751" calcext:value-type="float">
            <text:p>416.27450818751</text:p>
          </table:table-cell>
          <table:table-cell table:formula="of:=[.P78]*(9/5) + 32+(100*RAND())" office:value-type="float" office:value="260.42355707698" calcext:value-type="float">
            <text:p>260.423557076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9]+273" office:value-type="float" office:value="349" calcext:value-type="float">
            <text:p>349</text:p>
          </table:table-cell>
          <table:table-cell table:formula="of:=[.A79]*(9/5) + 32" office:value-type="float" office:value="168.8" calcext:value-type="float">
            <text:p>168.8</text:p>
          </table:table-cell>
          <table:table-cell/>
          <table:table-cell table:formula="of:=5+(RAND()*10)" office:value-type="float" office:value="12.0632083857114" calcext:value-type="float">
            <text:p>12.0632083857114</text:p>
          </table:table-cell>
          <table:table-cell table:formula="of:=50+(RAND()*30)" office:value-type="float" office:value="65.5189888140411" calcext:value-type="float">
            <text:p>65.518988814041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H79]+273+RAND()" office:value-type="float" office:value="349.899448212109" calcext:value-type="float">
            <text:p>349.899448212109</text:p>
          </table:table-cell>
          <table:table-cell table:formula="of:=[.H79]*(9/5) + 32+RAND()" office:value-type="float" office:value="169.341221782216" calcext:value-type="float">
            <text:p>169.34122178221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L79]+273+RAND()" office:value-type="float" office:value="349.940087473759" calcext:value-type="float">
            <text:p>349.940087473759</text:p>
          </table:table-cell>
          <table:table-cell table:formula="of:=[.L79]*(9/5) + 32+RAND()" office:value-type="float" office:value="168.850598626189" calcext:value-type="float">
            <text:p>168.850598626189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P79]+273+(100*RAND())" office:value-type="float" office:value="359.84632901364" calcext:value-type="float">
            <text:p>359.84632901364</text:p>
          </table:table-cell>
          <table:table-cell table:formula="of:=[.P79]*(9/5) + 32+(100*RAND())" office:value-type="float" office:value="174.031632663371" calcext:value-type="float">
            <text:p>174.0316326633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0]+273" office:value-type="float" office:value="350" calcext:value-type="float">
            <text:p>350</text:p>
          </table:table-cell>
          <table:table-cell table:formula="of:=[.A80]*(9/5) + 32" office:value-type="float" office:value="170.6" calcext:value-type="float">
            <text:p>170.6</text:p>
          </table:table-cell>
          <table:table-cell/>
          <table:table-cell table:formula="of:=5+(RAND()*10)" office:value-type="float" office:value="14.2259768783691" calcext:value-type="float">
            <text:p>14.2259768783691</text:p>
          </table:table-cell>
          <table:table-cell table:formula="of:=50+(RAND()*30)" office:value-type="float" office:value="65.7433530025455" calcext:value-type="float">
            <text:p>65.743353002545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H80]+273+RAND()" office:value-type="float" office:value="350.585281302061" calcext:value-type="float">
            <text:p>350.585281302061</text:p>
          </table:table-cell>
          <table:table-cell table:formula="of:=[.H80]*(9/5) + 32+RAND()" office:value-type="float" office:value="171.037848997159" calcext:value-type="float">
            <text:p>171.037848997159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L80]+273+RAND()" office:value-type="float" office:value="350.069936120375" calcext:value-type="float">
            <text:p>350.069936120375</text:p>
          </table:table-cell>
          <table:table-cell table:formula="of:=[.L80]*(9/5) + 32+RAND()" office:value-type="float" office:value="171.405692103733" calcext:value-type="float">
            <text:p>171.40569210373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P80]+273+(100*RAND())" office:value-type="float" office:value="390.153135096674" calcext:value-type="float">
            <text:p>390.153135096674</text:p>
          </table:table-cell>
          <table:table-cell table:formula="of:=[.P80]*(9/5) + 32+(100*RAND())" office:value-type="float" office:value="269.326735941969" calcext:value-type="float">
            <text:p>269.3267359419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1]+273" office:value-type="float" office:value="351" calcext:value-type="float">
            <text:p>351</text:p>
          </table:table-cell>
          <table:table-cell table:formula="of:=[.A81]*(9/5) + 32" office:value-type="float" office:value="172.4" calcext:value-type="float">
            <text:p>172.4</text:p>
          </table:table-cell>
          <table:table-cell/>
          <table:table-cell table:formula="of:=5+(RAND()*10)" office:value-type="float" office:value="6.42275071846047" calcext:value-type="float">
            <text:p>6.42275071846047</text:p>
          </table:table-cell>
          <table:table-cell table:formula="of:=50+(RAND()*30)" office:value-type="float" office:value="67.1293120677887" calcext:value-type="float">
            <text:p>67.129312067788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H81]+273+RAND()" office:value-type="float" office:value="351.832312214941" calcext:value-type="float">
            <text:p>351.832312214941</text:p>
          </table:table-cell>
          <table:table-cell table:formula="of:=[.H81]*(9/5) + 32+RAND()" office:value-type="float" office:value="172.451696043297" calcext:value-type="float">
            <text:p>172.45169604329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L81]+273+RAND()" office:value-type="float" office:value="351.419937253524" calcext:value-type="float">
            <text:p>351.419937253524</text:p>
          </table:table-cell>
          <table:table-cell table:formula="of:=[.L81]*(9/5) + 32+RAND()" office:value-type="float" office:value="172.535386150736" calcext:value-type="float">
            <text:p>172.53538615073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P81]+273+(100*RAND())" office:value-type="float" office:value="395.357265446616" calcext:value-type="float">
            <text:p>395.357265446616</text:p>
          </table:table-cell>
          <table:table-cell table:formula="of:=[.P81]*(9/5) + 32+(100*RAND())" office:value-type="float" office:value="246.812668757573" calcext:value-type="float">
            <text:p>246.8126687575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2]+273" office:value-type="float" office:value="352" calcext:value-type="float">
            <text:p>352</text:p>
          </table:table-cell>
          <table:table-cell table:formula="of:=[.A82]*(9/5) + 32" office:value-type="float" office:value="174.2" calcext:value-type="float">
            <text:p>174.2</text:p>
          </table:table-cell>
          <table:table-cell/>
          <table:table-cell table:formula="of:=5+(RAND()*10)" office:value-type="float" office:value="6.14574718345265" calcext:value-type="float">
            <text:p>6.14574718345265</text:p>
          </table:table-cell>
          <table:table-cell table:formula="of:=50+(RAND()*30)" office:value-type="float" office:value="77.208154988225" calcext:value-type="float">
            <text:p>77.20815498822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H82]+273+RAND()" office:value-type="float" office:value="352.002967371643" calcext:value-type="float">
            <text:p>352.002967371643</text:p>
          </table:table-cell>
          <table:table-cell table:formula="of:=[.H82]*(9/5) + 32+RAND()" office:value-type="float" office:value="174.975063863382" calcext:value-type="float">
            <text:p>174.97506386338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L82]+273+RAND()" office:value-type="float" office:value="352.901259712009" calcext:value-type="float">
            <text:p>352.901259712009</text:p>
          </table:table-cell>
          <table:table-cell table:formula="of:=[.L82]*(9/5) + 32+RAND()" office:value-type="float" office:value="174.747470933515" calcext:value-type="float">
            <text:p>174.74747093351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P82]+273+(100*RAND())" office:value-type="float" office:value="386.902604015075" calcext:value-type="float">
            <text:p>386.902604015075</text:p>
          </table:table-cell>
          <table:table-cell table:formula="of:=[.P82]*(9/5) + 32+(100*RAND())" office:value-type="float" office:value="189.888323509101" calcext:value-type="float">
            <text:p>189.888323509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3]+273" office:value-type="float" office:value="353" calcext:value-type="float">
            <text:p>353</text:p>
          </table:table-cell>
          <table:table-cell table:formula="of:=[.A83]*(9/5) + 32" office:value-type="float" office:value="176" calcext:value-type="float">
            <text:p>176</text:p>
          </table:table-cell>
          <table:table-cell/>
          <table:table-cell table:formula="of:=5+(RAND()*10)" office:value-type="float" office:value="5.43624222313669" calcext:value-type="float">
            <text:p>5.43624222313669</text:p>
          </table:table-cell>
          <table:table-cell table:formula="of:=50+(RAND()*30)" office:value-type="float" office:value="52.4182025800461" calcext:value-type="float">
            <text:p>52.418202580046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H83]+273+RAND()" office:value-type="float" office:value="353.347898959822" calcext:value-type="float">
            <text:p>353.347898959822</text:p>
          </table:table-cell>
          <table:table-cell table:formula="of:=[.H83]*(9/5) + 32+RAND()" office:value-type="float" office:value="176.111177695261" calcext:value-type="float">
            <text:p>176.11117769526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L83]+273+RAND()" office:value-type="float" office:value="353.918994425282" calcext:value-type="float">
            <text:p>353.918994425282</text:p>
          </table:table-cell>
          <table:table-cell table:formula="of:=[.L83]*(9/5) + 32+RAND()" office:value-type="float" office:value="176.279635486877" calcext:value-type="float">
            <text:p>176.27963548687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P83]+273+(100*RAND())" office:value-type="float" office:value="364.157325816485" calcext:value-type="float">
            <text:p>364.157325816485</text:p>
          </table:table-cell>
          <table:table-cell table:formula="of:=[.P83]*(9/5) + 32+(100*RAND())" office:value-type="float" office:value="239.238567087689" calcext:value-type="float">
            <text:p>239.238567087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]+273" office:value-type="float" office:value="354" calcext:value-type="float">
            <text:p>354</text:p>
          </table:table-cell>
          <table:table-cell table:formula="of:=[.A84]*(9/5) + 32" office:value-type="float" office:value="177.8" calcext:value-type="float">
            <text:p>177.8</text:p>
          </table:table-cell>
          <table:table-cell/>
          <table:table-cell table:formula="of:=5+(RAND()*10)" office:value-type="float" office:value="7.15274414299184" calcext:value-type="float">
            <text:p>7.15274414299184</text:p>
          </table:table-cell>
          <table:table-cell table:formula="of:=50+(RAND()*30)" office:value-type="float" office:value="58.8210304933722" calcext:value-type="float">
            <text:p>58.8210304933722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H84]+273+RAND()" office:value-type="float" office:value="354.102018323659" calcext:value-type="float">
            <text:p>354.102018323659</text:p>
          </table:table-cell>
          <table:table-cell table:formula="of:=[.H84]*(9/5) + 32+RAND()" office:value-type="float" office:value="178.094261111073" calcext:value-type="float">
            <text:p>178.094261111073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L84]+273+RAND()" office:value-type="float" office:value="354.964036393189" calcext:value-type="float">
            <text:p>354.964036393189</text:p>
          </table:table-cell>
          <table:table-cell table:formula="of:=[.L84]*(9/5) + 32+RAND()" office:value-type="float" office:value="178.050095913652" calcext:value-type="float">
            <text:p>178.050095913652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P84]+273+(100*RAND())" office:value-type="float" office:value="422.807994305482" calcext:value-type="float">
            <text:p>422.807994305482</text:p>
          </table:table-cell>
          <table:table-cell table:formula="of:=[.P84]*(9/5) + 32+(100*RAND())" office:value-type="float" office:value="263.571258282348" calcext:value-type="float">
            <text:p>263.571258282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5]+273" office:value-type="float" office:value="355" calcext:value-type="float">
            <text:p>355</text:p>
          </table:table-cell>
          <table:table-cell table:formula="of:=[.A85]*(9/5) + 32" office:value-type="float" office:value="179.6" calcext:value-type="float">
            <text:p>179.6</text:p>
          </table:table-cell>
          <table:table-cell/>
          <table:table-cell table:formula="of:=5+(RAND()*10)" office:value-type="float" office:value="14.2651807738094" calcext:value-type="float">
            <text:p>14.2651807738094</text:p>
          </table:table-cell>
          <table:table-cell table:formula="of:=50+(RAND()*30)" office:value-type="float" office:value="54.3488211745844" calcext:value-type="float">
            <text:p>54.348821174584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H85]+273+RAND()" office:value-type="float" office:value="355.146703986616" calcext:value-type="float">
            <text:p>355.146703986616</text:p>
          </table:table-cell>
          <table:table-cell table:formula="of:=[.H85]*(9/5) + 32+RAND()" office:value-type="float" office:value="180.16983227537" calcext:value-type="float">
            <text:p>180.1698322753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L85]+273+RAND()" office:value-type="float" office:value="355.053584140912" calcext:value-type="float">
            <text:p>355.053584140912</text:p>
          </table:table-cell>
          <table:table-cell table:formula="of:=[.L85]*(9/5) + 32+RAND()" office:value-type="float" office:value="179.617637487283" calcext:value-type="float">
            <text:p>179.61763748728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P85]+273+(100*RAND())" office:value-type="float" office:value="358.213145399127" calcext:value-type="float">
            <text:p>358.213145399127</text:p>
          </table:table-cell>
          <table:table-cell table:formula="of:=[.P85]*(9/5) + 32+(100*RAND())" office:value-type="float" office:value="200.826770806104" calcext:value-type="float">
            <text:p>200.8267708061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6]+273" office:value-type="float" office:value="356" calcext:value-type="float">
            <text:p>356</text:p>
          </table:table-cell>
          <table:table-cell table:formula="of:=[.A86]*(9/5) + 32" office:value-type="float" office:value="181.4" calcext:value-type="float">
            <text:p>181.4</text:p>
          </table:table-cell>
          <table:table-cell/>
          <table:table-cell table:formula="of:=5+(RAND()*10)" office:value-type="float" office:value="6.3375917734399" calcext:value-type="float">
            <text:p>6.3375917734399</text:p>
          </table:table-cell>
          <table:table-cell table:formula="of:=50+(RAND()*30)" office:value-type="float" office:value="60.4467014065448" calcext:value-type="float">
            <text:p>60.446701406544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H86]+273+RAND()" office:value-type="float" office:value="356.374805519552" calcext:value-type="float">
            <text:p>356.374805519552</text:p>
          </table:table-cell>
          <table:table-cell table:formula="of:=[.H86]*(9/5) + 32+RAND()" office:value-type="float" office:value="182.06481866277" calcext:value-type="float">
            <text:p>182.0648186627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L86]+273+RAND()" office:value-type="float" office:value="356.435777389555" calcext:value-type="float">
            <text:p>356.435777389555</text:p>
          </table:table-cell>
          <table:table-cell table:formula="of:=[.L86]*(9/5) + 32+RAND()" office:value-type="float" office:value="181.487112039037" calcext:value-type="float">
            <text:p>181.48711203903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P86]+273+(100*RAND())" office:value-type="float" office:value="379.18868403556" calcext:value-type="float">
            <text:p>379.18868403556</text:p>
          </table:table-cell>
          <table:table-cell table:formula="of:=[.P86]*(9/5) + 32+(100*RAND())" office:value-type="float" office:value="200.23533352684" calcext:value-type="float">
            <text:p>200.235333526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7]+273" office:value-type="float" office:value="357" calcext:value-type="float">
            <text:p>357</text:p>
          </table:table-cell>
          <table:table-cell table:formula="of:=[.A87]*(9/5) + 32" office:value-type="float" office:value="183.2" calcext:value-type="float">
            <text:p>183.2</text:p>
          </table:table-cell>
          <table:table-cell/>
          <table:table-cell table:formula="of:=5+(RAND()*10)" office:value-type="float" office:value="6.89340061936206" calcext:value-type="float">
            <text:p>6.89340061936206</text:p>
          </table:table-cell>
          <table:table-cell table:formula="of:=50+(RAND()*30)" office:value-type="float" office:value="78.541494800064" calcext:value-type="float">
            <text:p>78.54149480006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H87]+273+RAND()" office:value-type="float" office:value="357.496960203452" calcext:value-type="float">
            <text:p>357.496960203452</text:p>
          </table:table-cell>
          <table:table-cell table:formula="of:=[.H87]*(9/5) + 32+RAND()" office:value-type="float" office:value="183.309229617882" calcext:value-type="float">
            <text:p>183.30922961788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L87]+273+RAND()" office:value-type="float" office:value="357.843442276019" calcext:value-type="float">
            <text:p>357.843442276019</text:p>
          </table:table-cell>
          <table:table-cell table:formula="of:=[.L87]*(9/5) + 32+RAND()" office:value-type="float" office:value="183.437907985925" calcext:value-type="float">
            <text:p>183.437907985925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P87]+273+(100*RAND())" office:value-type="float" office:value="382.139107162861" calcext:value-type="float">
            <text:p>382.139107162861</text:p>
          </table:table-cell>
          <table:table-cell table:formula="of:=[.P87]*(9/5) + 32+(100*RAND())" office:value-type="float" office:value="282.037085461367" calcext:value-type="float">
            <text:p>282.0370854613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8]+273" office:value-type="float" office:value="358" calcext:value-type="float">
            <text:p>358</text:p>
          </table:table-cell>
          <table:table-cell table:formula="of:=[.A88]*(9/5) + 32" office:value-type="float" office:value="185" calcext:value-type="float">
            <text:p>185</text:p>
          </table:table-cell>
          <table:table-cell/>
          <table:table-cell table:formula="of:=5+(RAND()*10)" office:value-type="float" office:value="12.4923731401344" calcext:value-type="float">
            <text:p>12.4923731401344</text:p>
          </table:table-cell>
          <table:table-cell table:formula="of:=50+(RAND()*30)" office:value-type="float" office:value="74.9130465039115" calcext:value-type="float">
            <text:p>74.913046503911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H88]+273+RAND()" office:value-type="float" office:value="358.275440111536" calcext:value-type="float">
            <text:p>358.275440111536</text:p>
          </table:table-cell>
          <table:table-cell table:formula="of:=[.H88]*(9/5) + 32+RAND()" office:value-type="float" office:value="185.585177965857" calcext:value-type="float">
            <text:p>185.58517796585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L88]+273+RAND()" office:value-type="float" office:value="358.07981354548" calcext:value-type="float">
            <text:p>358.07981354548</text:p>
          </table:table-cell>
          <table:table-cell table:formula="of:=[.L88]*(9/5) + 32+RAND()" office:value-type="float" office:value="185.024741671739" calcext:value-type="float">
            <text:p>185.02474167173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P88]+273+(100*RAND())" office:value-type="float" office:value="441.836441513868" calcext:value-type="float">
            <text:p>441.836441513868</text:p>
          </table:table-cell>
          <table:table-cell table:formula="of:=[.P88]*(9/5) + 32+(100*RAND())" office:value-type="float" office:value="235.059363933542" calcext:value-type="float">
            <text:p>235.0593639335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9]+273" office:value-type="float" office:value="359" calcext:value-type="float">
            <text:p>359</text:p>
          </table:table-cell>
          <table:table-cell table:formula="of:=[.A89]*(9/5) + 32" office:value-type="float" office:value="186.8" calcext:value-type="float">
            <text:p>186.8</text:p>
          </table:table-cell>
          <table:table-cell/>
          <table:table-cell table:formula="of:=5+(RAND()*10)" office:value-type="float" office:value="6.35775058796933" calcext:value-type="float">
            <text:p>6.35775058796933</text:p>
          </table:table-cell>
          <table:table-cell table:formula="of:=50+(RAND()*30)" office:value-type="float" office:value="61.1745041683218" calcext:value-type="float">
            <text:p>61.1745041683218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H89]+273+RAND()" office:value-type="float" office:value="359.653237953813" calcext:value-type="float">
            <text:p>359.653237953813</text:p>
          </table:table-cell>
          <table:table-cell table:formula="of:=[.H89]*(9/5) + 32+RAND()" office:value-type="float" office:value="186.941829433678" calcext:value-type="float">
            <text:p>186.941829433678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L89]+273+RAND()" office:value-type="float" office:value="359.915592803046" calcext:value-type="float">
            <text:p>359.915592803046</text:p>
          </table:table-cell>
          <table:table-cell table:formula="of:=[.L89]*(9/5) + 32+RAND()" office:value-type="float" office:value="187.242574772686" calcext:value-type="float">
            <text:p>187.24257477268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P89]+273+(100*RAND())" office:value-type="float" office:value="384.843321811053" calcext:value-type="float">
            <text:p>384.843321811053</text:p>
          </table:table-cell>
          <table:table-cell table:formula="of:=[.P89]*(9/5) + 32+(100*RAND())" office:value-type="float" office:value="245.723828091855" calcext:value-type="float">
            <text:p>245.7238280918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0]+273" office:value-type="float" office:value="360" calcext:value-type="float">
            <text:p>360</text:p>
          </table:table-cell>
          <table:table-cell table:formula="of:=[.A90]*(9/5) + 32" office:value-type="float" office:value="188.6" calcext:value-type="float">
            <text:p>188.6</text:p>
          </table:table-cell>
          <table:table-cell/>
          <table:table-cell table:formula="of:=5+(RAND()*10)" office:value-type="float" office:value="11.9259144628069" calcext:value-type="float">
            <text:p>11.9259144628069</text:p>
          </table:table-cell>
          <table:table-cell table:formula="of:=50+(RAND()*30)" office:value-type="float" office:value="52.3256514640254" calcext:value-type="float">
            <text:p>52.3256514640254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H90]+273+RAND()" office:value-type="float" office:value="360.305006984616" calcext:value-type="float">
            <text:p>360.305006984616</text:p>
          </table:table-cell>
          <table:table-cell table:formula="of:=[.H90]*(9/5) + 32+RAND()" office:value-type="float" office:value="189.416983458281" calcext:value-type="float">
            <text:p>189.416983458281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L90]+273+RAND()" office:value-type="float" office:value="360.116044872396" calcext:value-type="float">
            <text:p>360.116044872396</text:p>
          </table:table-cell>
          <table:table-cell table:formula="of:=[.L90]*(9/5) + 32+RAND()" office:value-type="float" office:value="188.835460189038" calcext:value-type="float">
            <text:p>188.835460189038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P90]+273+(100*RAND())" office:value-type="float" office:value="415.617986411278" calcext:value-type="float">
            <text:p>415.617986411278</text:p>
          </table:table-cell>
          <table:table-cell table:formula="of:=[.P90]*(9/5) + 32+(100*RAND())" office:value-type="float" office:value="283.011542381264" calcext:value-type="float">
            <text:p>283.0115423812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]+273" office:value-type="float" office:value="361" calcext:value-type="float">
            <text:p>361</text:p>
          </table:table-cell>
          <table:table-cell table:formula="of:=[.A91]*(9/5) + 32" office:value-type="float" office:value="190.4" calcext:value-type="float">
            <text:p>190.4</text:p>
          </table:table-cell>
          <table:table-cell/>
          <table:table-cell table:formula="of:=5+(RAND()*10)" office:value-type="float" office:value="10.9155097582179" calcext:value-type="float">
            <text:p>10.9155097582179</text:p>
          </table:table-cell>
          <table:table-cell table:formula="of:=50+(RAND()*30)" office:value-type="float" office:value="65.416063391531" calcext:value-type="float">
            <text:p>65.41606339153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91]+273+RAND()" office:value-type="float" office:value="361.510293103774" calcext:value-type="float">
            <text:p>361.510293103774</text:p>
          </table:table-cell>
          <table:table-cell table:formula="of:=[.H91]*(9/5) + 32+RAND()" office:value-type="float" office:value="190.916670942669" calcext:value-type="float">
            <text:p>190.91667094266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L91]+273+RAND()" office:value-type="float" office:value="361.576839275483" calcext:value-type="float">
            <text:p>361.576839275483</text:p>
          </table:table-cell>
          <table:table-cell table:formula="of:=[.L91]*(9/5) + 32+RAND()" office:value-type="float" office:value="190.576395890602" calcext:value-type="float">
            <text:p>190.57639589060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P91]+273+(100*RAND())" office:value-type="float" office:value="378.831994654226" calcext:value-type="float">
            <text:p>378.831994654226</text:p>
          </table:table-cell>
          <table:table-cell table:formula="of:=[.P91]*(9/5) + 32+(100*RAND())" office:value-type="float" office:value="273.1213349451" calcext:value-type="float">
            <text:p>273.12133494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2]+273" office:value-type="float" office:value="362" calcext:value-type="float">
            <text:p>362</text:p>
          </table:table-cell>
          <table:table-cell table:formula="of:=[.A92]*(9/5) + 32" office:value-type="float" office:value="192.2" calcext:value-type="float">
            <text:p>192.2</text:p>
          </table:table-cell>
          <table:table-cell/>
          <table:table-cell table:formula="of:=5+(RAND()*10)" office:value-type="float" office:value="14.1699274200419" calcext:value-type="float">
            <text:p>14.1699274200419</text:p>
          </table:table-cell>
          <table:table-cell table:formula="of:=50+(RAND()*30)" office:value-type="float" office:value="54.5548085295483" calcext:value-type="float">
            <text:p>54.554808529548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H92]+273+RAND()" office:value-type="float" office:value="362.709155857623" calcext:value-type="float">
            <text:p>362.709155857623</text:p>
          </table:table-cell>
          <table:table-cell table:formula="of:=[.H92]*(9/5) + 32+RAND()" office:value-type="float" office:value="192.3063882439" calcext:value-type="float">
            <text:p>192.306388243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L92]+273+RAND()" office:value-type="float" office:value="362.23423925386" calcext:value-type="float">
            <text:p>362.23423925386</text:p>
          </table:table-cell>
          <table:table-cell table:formula="of:=[.L92]*(9/5) + 32+RAND()" office:value-type="float" office:value="192.392025387651" calcext:value-type="float">
            <text:p>192.392025387651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P92]+273+(100*RAND())" office:value-type="float" office:value="366.23649048474" calcext:value-type="float">
            <text:p>366.23649048474</text:p>
          </table:table-cell>
          <table:table-cell table:formula="of:=[.P92]*(9/5) + 32+(100*RAND())" office:value-type="float" office:value="272.409085072868" calcext:value-type="float">
            <text:p>272.4090850728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3]+273" office:value-type="float" office:value="363" calcext:value-type="float">
            <text:p>363</text:p>
          </table:table-cell>
          <table:table-cell table:formula="of:=[.A93]*(9/5) + 32" office:value-type="float" office:value="194" calcext:value-type="float">
            <text:p>194</text:p>
          </table:table-cell>
          <table:table-cell/>
          <table:table-cell table:formula="of:=5+(RAND()*10)" office:value-type="float" office:value="6.23950684310619" calcext:value-type="float">
            <text:p>6.23950684310619</text:p>
          </table:table-cell>
          <table:table-cell table:formula="of:=50+(RAND()*30)" office:value-type="float" office:value="77.8867877749381" calcext:value-type="float">
            <text:p>77.886787774938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H93]+273+RAND()" office:value-type="float" office:value="363.686259432398" calcext:value-type="float">
            <text:p>363.686259432398</text:p>
          </table:table-cell>
          <table:table-cell table:formula="of:=[.H93]*(9/5) + 32+RAND()" office:value-type="float" office:value="194.231935018421" calcext:value-type="float">
            <text:p>194.23193501842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L93]+273+RAND()" office:value-type="float" office:value="363.06583588849" calcext:value-type="float">
            <text:p>363.06583588849</text:p>
          </table:table-cell>
          <table:table-cell table:formula="of:=[.L93]*(9/5) + 32+RAND()" office:value-type="float" office:value="194.862406485981" calcext:value-type="float">
            <text:p>194.86240648598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P93]+273+(100*RAND())" office:value-type="float" office:value="388.422197985583" calcext:value-type="float">
            <text:p>388.422197985583</text:p>
          </table:table-cell>
          <table:table-cell table:formula="of:=[.P93]*(9/5) + 32+(100*RAND())" office:value-type="float" office:value="213.258744903302" calcext:value-type="float">
            <text:p>213.2587449033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4]+273" office:value-type="float" office:value="364" calcext:value-type="float">
            <text:p>364</text:p>
          </table:table-cell>
          <table:table-cell table:formula="of:=[.A94]*(9/5) + 32" office:value-type="float" office:value="195.8" calcext:value-type="float">
            <text:p>195.8</text:p>
          </table:table-cell>
          <table:table-cell/>
          <table:table-cell table:formula="of:=5+(RAND()*10)" office:value-type="float" office:value="9.98128977235466" calcext:value-type="float">
            <text:p>9.98128977235466</text:p>
          </table:table-cell>
          <table:table-cell table:formula="of:=50+(RAND()*30)" office:value-type="float" office:value="70.3481606583558" calcext:value-type="float">
            <text:p>70.348160658355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H94]+273+RAND()" office:value-type="float" office:value="364.912082460192" calcext:value-type="float">
            <text:p>364.912082460192</text:p>
          </table:table-cell>
          <table:table-cell table:formula="of:=[.H94]*(9/5) + 32+RAND()" office:value-type="float" office:value="196.014522503814" calcext:value-type="float">
            <text:p>196.01452250381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L94]+273+RAND()" office:value-type="float" office:value="364.133943176231" calcext:value-type="float">
            <text:p>364.133943176231</text:p>
          </table:table-cell>
          <table:table-cell table:formula="of:=[.L94]*(9/5) + 32+RAND()" office:value-type="float" office:value="196.037052854612" calcext:value-type="float">
            <text:p>196.03705285461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P94]+273+(100*RAND())" office:value-type="float" office:value="427.563071129814" calcext:value-type="float">
            <text:p>427.563071129814</text:p>
          </table:table-cell>
          <table:table-cell table:formula="of:=[.P94]*(9/5) + 32+(100*RAND())" office:value-type="float" office:value="250.328324248491" calcext:value-type="float">
            <text:p>250.3283242484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]+273" office:value-type="float" office:value="365" calcext:value-type="float">
            <text:p>365</text:p>
          </table:table-cell>
          <table:table-cell table:formula="of:=[.A95]*(9/5) + 32" office:value-type="float" office:value="197.6" calcext:value-type="float">
            <text:p>197.6</text:p>
          </table:table-cell>
          <table:table-cell/>
          <table:table-cell table:formula="of:=5+(RAND()*10)" office:value-type="float" office:value="13.0211237719878" calcext:value-type="float">
            <text:p>13.0211237719878</text:p>
          </table:table-cell>
          <table:table-cell table:formula="of:=50+(RAND()*30)" office:value-type="float" office:value="53.2724394152263" calcext:value-type="float">
            <text:p>53.2724394152263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H95]+273+RAND()" office:value-type="float" office:value="365.24701754739" calcext:value-type="float">
            <text:p>365.24701754739</text:p>
          </table:table-cell>
          <table:table-cell table:formula="of:=[.H95]*(9/5) + 32+RAND()" office:value-type="float" office:value="197.855376393389" calcext:value-type="float">
            <text:p>197.85537639338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L95]+273+RAND()" office:value-type="float" office:value="365.652888496863" calcext:value-type="float">
            <text:p>365.652888496863</text:p>
          </table:table-cell>
          <table:table-cell table:formula="of:=[.L95]*(9/5) + 32+RAND()" office:value-type="float" office:value="198.279530945539" calcext:value-type="float">
            <text:p>198.27953094553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P95]+273+(100*RAND())" office:value-type="float" office:value="407.340174281671" calcext:value-type="float">
            <text:p>407.340174281671</text:p>
          </table:table-cell>
          <table:table-cell table:formula="of:=[.P95]*(9/5) + 32+(100*RAND())" office:value-type="float" office:value="295.275850833573" calcext:value-type="float">
            <text:p>295.2758508335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6]+273" office:value-type="float" office:value="366" calcext:value-type="float">
            <text:p>366</text:p>
          </table:table-cell>
          <table:table-cell table:formula="of:=[.A96]*(9/5) + 32" office:value-type="float" office:value="199.4" calcext:value-type="float">
            <text:p>199.4</text:p>
          </table:table-cell>
          <table:table-cell/>
          <table:table-cell table:formula="of:=5+(RAND()*10)" office:value-type="float" office:value="9.76669210737337" calcext:value-type="float">
            <text:p>9.76669210737337</text:p>
          </table:table-cell>
          <table:table-cell table:formula="of:=50+(RAND()*30)" office:value-type="float" office:value="50.6180739876259" calcext:value-type="float">
            <text:p>50.618073987625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H96]+273+RAND()" office:value-type="float" office:value="366.423813047068" calcext:value-type="float">
            <text:p>366.423813047068</text:p>
          </table:table-cell>
          <table:table-cell table:formula="of:=[.H96]*(9/5) + 32+RAND()" office:value-type="float" office:value="200.308088130281" calcext:value-type="float">
            <text:p>200.30808813028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L96]+273+RAND()" office:value-type="float" office:value="366.821630917494" calcext:value-type="float">
            <text:p>366.821630917494</text:p>
          </table:table-cell>
          <table:table-cell table:formula="of:=[.L96]*(9/5) + 32+RAND()" office:value-type="float" office:value="199.585295453461" calcext:value-type="float">
            <text:p>199.58529545346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P96]+273+(100*RAND())" office:value-type="float" office:value="459.885222264126" calcext:value-type="float">
            <text:p>459.885222264126</text:p>
          </table:table-cell>
          <table:table-cell table:formula="of:=[.P96]*(9/5) + 32+(100*RAND())" office:value-type="float" office:value="205.44669346832" calcext:value-type="float">
            <text:p>205.446693468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7]+273" office:value-type="float" office:value="367" calcext:value-type="float">
            <text:p>367</text:p>
          </table:table-cell>
          <table:table-cell table:formula="of:=[.A97]*(9/5) + 32" office:value-type="float" office:value="201.2" calcext:value-type="float">
            <text:p>201.2</text:p>
          </table:table-cell>
          <table:table-cell/>
          <table:table-cell table:formula="of:=5+(RAND()*10)" office:value-type="float" office:value="9.61002013973114" calcext:value-type="float">
            <text:p>9.61002013973114</text:p>
          </table:table-cell>
          <table:table-cell table:formula="of:=50+(RAND()*30)" office:value-type="float" office:value="70.8360198181394" calcext:value-type="float">
            <text:p>70.836019818139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H97]+273+RAND()" office:value-type="float" office:value="367.108350166723" calcext:value-type="float">
            <text:p>367.108350166723</text:p>
          </table:table-cell>
          <table:table-cell table:formula="of:=[.H97]*(9/5) + 32+RAND()" office:value-type="float" office:value="201.497754600297" calcext:value-type="float">
            <text:p>201.49775460029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L97]+273+RAND()" office:value-type="float" office:value="367.651460004977" calcext:value-type="float">
            <text:p>367.651460004977</text:p>
          </table:table-cell>
          <table:table-cell table:formula="of:=[.L97]*(9/5) + 32+RAND()" office:value-type="float" office:value="201.506428742089" calcext:value-type="float">
            <text:p>201.50642874208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P97]+273+(100*RAND())" office:value-type="float" office:value="465.50481428253" calcext:value-type="float">
            <text:p>465.50481428253</text:p>
          </table:table-cell>
          <table:table-cell table:formula="of:=[.P97]*(9/5) + 32+(100*RAND())" office:value-type="float" office:value="281.802886057096" calcext:value-type="float">
            <text:p>281.8028860570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8]+273" office:value-type="float" office:value="368" calcext:value-type="float">
            <text:p>368</text:p>
          </table:table-cell>
          <table:table-cell table:formula="of:=[.A98]*(9/5) + 32" office:value-type="float" office:value="203" calcext:value-type="float">
            <text:p>203</text:p>
          </table:table-cell>
          <table:table-cell/>
          <table:table-cell table:formula="of:=5+(RAND()*10)" office:value-type="float" office:value="13.299224541677" calcext:value-type="float">
            <text:p>13.299224541677</text:p>
          </table:table-cell>
          <table:table-cell table:formula="of:=50+(RAND()*30)" office:value-type="float" office:value="79.4183562821878" calcext:value-type="float">
            <text:p>79.4183562821878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H98]+273+RAND()" office:value-type="float" office:value="368.384273193334" calcext:value-type="float">
            <text:p>368.384273193334</text:p>
          </table:table-cell>
          <table:table-cell table:formula="of:=[.H98]*(9/5) + 32+RAND()" office:value-type="float" office:value="203.30120793181" calcext:value-type="float">
            <text:p>203.3012079318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L98]+273+RAND()" office:value-type="float" office:value="368.303065558521" calcext:value-type="float">
            <text:p>368.303065558521</text:p>
          </table:table-cell>
          <table:table-cell table:formula="of:=[.L98]*(9/5) + 32+RAND()" office:value-type="float" office:value="203.819868865559" calcext:value-type="float">
            <text:p>203.81986886555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P98]+273+(100*RAND())" office:value-type="float" office:value="375.215060589927" calcext:value-type="float">
            <text:p>375.215060589927</text:p>
          </table:table-cell>
          <table:table-cell table:formula="of:=[.P98]*(9/5) + 32+(100*RAND())" office:value-type="float" office:value="236.729370973927" calcext:value-type="float">
            <text:p>236.7293709739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9]+273" office:value-type="float" office:value="369" calcext:value-type="float">
            <text:p>369</text:p>
          </table:table-cell>
          <table:table-cell table:formula="of:=[.A99]*(9/5) + 32" office:value-type="float" office:value="204.8" calcext:value-type="float">
            <text:p>204.8</text:p>
          </table:table-cell>
          <table:table-cell/>
          <table:table-cell table:formula="of:=5+(RAND()*10)" office:value-type="float" office:value="9.08463567208434" calcext:value-type="float">
            <text:p>9.08463567208434</text:p>
          </table:table-cell>
          <table:table-cell table:formula="of:=50+(RAND()*30)" office:value-type="float" office:value="69.5016120263057" calcext:value-type="float">
            <text:p>69.501612026305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H99]+273+RAND()" office:value-type="float" office:value="369.695404348681" calcext:value-type="float">
            <text:p>369.695404348681</text:p>
          </table:table-cell>
          <table:table-cell table:formula="of:=[.H99]*(9/5) + 32+RAND()" office:value-type="float" office:value="205.65187181783" calcext:value-type="float">
            <text:p>205.65187181783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L99]+273+RAND()" office:value-type="float" office:value="369.663707553366" calcext:value-type="float">
            <text:p>369.663707553366</text:p>
          </table:table-cell>
          <table:table-cell table:formula="of:=[.L99]*(9/5) + 32+RAND()" office:value-type="float" office:value="205.368075789265" calcext:value-type="float">
            <text:p>205.36807578926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P99]+273+(100*RAND())" office:value-type="float" office:value="411.972671557036" calcext:value-type="float">
            <text:p>411.972671557036</text:p>
          </table:table-cell>
          <table:table-cell table:formula="of:=[.P99]*(9/5) + 32+(100*RAND())" office:value-type="float" office:value="210.882222190418" calcext:value-type="float">
            <text:p>210.8822221904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0]+273" office:value-type="float" office:value="370" calcext:value-type="float">
            <text:p>370</text:p>
          </table:table-cell>
          <table:table-cell table:formula="of:=[.A100]*(9/5) + 32" office:value-type="float" office:value="206.6" calcext:value-type="float">
            <text:p>206.6</text:p>
          </table:table-cell>
          <table:table-cell/>
          <table:table-cell table:formula="of:=5+(RAND()*10)" office:value-type="float" office:value="5.52079930866108" calcext:value-type="float">
            <text:p>5.52079930866108</text:p>
          </table:table-cell>
          <table:table-cell table:formula="of:=50+(RAND()*30)" office:value-type="float" office:value="76.0306845410291" calcext:value-type="float">
            <text:p>76.0306845410291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H100]+273+RAND()" office:value-type="float" office:value="370.264871216967" calcext:value-type="float">
            <text:p>370.264871216967</text:p>
          </table:table-cell>
          <table:table-cell table:formula="of:=[.H100]*(9/5) + 32+RAND()" office:value-type="float" office:value="207.004127195917" calcext:value-type="float">
            <text:p>207.00412719591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L100]+273+RAND()" office:value-type="float" office:value="370.310717384047" calcext:value-type="float">
            <text:p>370.310717384047</text:p>
          </table:table-cell>
          <table:table-cell table:formula="of:=[.L100]*(9/5) + 32+RAND()" office:value-type="float" office:value="206.742397790531" calcext:value-type="float">
            <text:p>206.742397790531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P100]+273+(100*RAND())" office:value-type="float" office:value="459.149675526785" calcext:value-type="float">
            <text:p>459.149675526785</text:p>
          </table:table-cell>
          <table:table-cell table:formula="of:=[.P100]*(9/5) + 32+(100*RAND())" office:value-type="float" office:value="250.776531753831" calcext:value-type="float">
            <text:p>250.7765317538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1]+273" office:value-type="float" office:value="371" calcext:value-type="float">
            <text:p>371</text:p>
          </table:table-cell>
          <table:table-cell table:formula="of:=[.A101]*(9/5) + 32" office:value-type="float" office:value="208.4" calcext:value-type="float">
            <text:p>208.4</text:p>
          </table:table-cell>
          <table:table-cell/>
          <table:table-cell table:formula="of:=5+(RAND()*10)" office:value-type="float" office:value="5.58704149285924" calcext:value-type="float">
            <text:p>5.58704149285924</text:p>
          </table:table-cell>
          <table:table-cell table:formula="of:=50+(RAND()*30)" office:value-type="float" office:value="68.5632168318167" calcext:value-type="float">
            <text:p>68.563216831816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H101]+273+RAND()" office:value-type="float" office:value="371.281231826926" calcext:value-type="float">
            <text:p>371.281231826926</text:p>
          </table:table-cell>
          <table:table-cell table:formula="of:=[.H101]*(9/5) + 32+RAND()" office:value-type="float" office:value="208.724687109727" calcext:value-type="float">
            <text:p>208.72468710972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L101]+273+RAND()" office:value-type="float" office:value="371.783568188893" calcext:value-type="float">
            <text:p>371.783568188893</text:p>
          </table:table-cell>
          <table:table-cell table:formula="of:=[.L101]*(9/5) + 32+RAND()" office:value-type="float" office:value="208.691815733704" calcext:value-type="float">
            <text:p>208.691815733704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P101]+273+(100*RAND())" office:value-type="float" office:value="447.149500867572" calcext:value-type="float">
            <text:p>447.149500867572</text:p>
          </table:table-cell>
          <table:table-cell table:formula="of:=[.P101]*(9/5) + 32+(100*RAND())" office:value-type="float" office:value="278.689611053108" calcext:value-type="float">
            <text:p>278.6896110531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2]+273" office:value-type="float" office:value="372" calcext:value-type="float">
            <text:p>372</text:p>
          </table:table-cell>
          <table:table-cell table:formula="of:=[.A102]*(9/5) + 32" office:value-type="float" office:value="210.2" calcext:value-type="float">
            <text:p>210.2</text:p>
          </table:table-cell>
          <table:table-cell/>
          <table:table-cell table:formula="of:=5+(RAND()*10)" office:value-type="float" office:value="12.3415605695673" calcext:value-type="float">
            <text:p>12.3415605695673</text:p>
          </table:table-cell>
          <table:table-cell table:formula="of:=50+(RAND()*30)" office:value-type="float" office:value="50.3348884814971" calcext:value-type="float">
            <text:p>50.3348884814971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H102]+273+RAND()" office:value-type="float" office:value="372.636466643709" calcext:value-type="float">
            <text:p>372.636466643709</text:p>
          </table:table-cell>
          <table:table-cell table:formula="of:=[.H102]*(9/5) + 32+RAND()" office:value-type="float" office:value="210.297144651536" calcext:value-type="float">
            <text:p>210.29714465153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L102]+273+RAND()" office:value-type="float" office:value="372.695456604638" calcext:value-type="float">
            <text:p>372.695456604638</text:p>
          </table:table-cell>
          <table:table-cell table:formula="of:=[.L102]*(9/5) + 32+RAND()" office:value-type="float" office:value="210.907260098483" calcext:value-type="float">
            <text:p>210.90726009848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P102]+273+(100*RAND())" office:value-type="float" office:value="434.300832883388" calcext:value-type="float">
            <text:p>434.300832883388</text:p>
          </table:table-cell>
          <table:table-cell table:formula="of:=[.P102]*(9/5) + 32+(100*RAND())" office:value-type="float" office:value="270.258118687175" calcext:value-type="float">
            <text:p>270.258118687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3]+273" office:value-type="float" office:value="373" calcext:value-type="float">
            <text:p>373</text:p>
          </table:table-cell>
          <table:table-cell table:formula="of:=[.A103]*(9/5) + 32" office:value-type="float" office:value="212" calcext:value-type="float">
            <text:p>212</text:p>
          </table:table-cell>
          <table:table-cell/>
          <table:table-cell table:formula="of:=5+(RAND()*10)" office:value-type="float" office:value="14.4845206679082" calcext:value-type="float">
            <text:p>14.4845206679082</text:p>
          </table:table-cell>
          <table:table-cell table:formula="of:=50+(RAND()*30)" office:value-type="float" office:value="57.278785137323" calcext:value-type="float">
            <text:p>57.27878513732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H103]+273+RAND()" office:value-type="float" office:value="373.147343820912" calcext:value-type="float">
            <text:p>373.147343820912</text:p>
          </table:table-cell>
          <table:table-cell table:formula="of:=[.H103]*(9/5) + 32+RAND()" office:value-type="float" office:value="212.547593540208" calcext:value-type="float">
            <text:p>212.54759354020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103]+273+RAND()" office:value-type="float" office:value="373.446880141062" calcext:value-type="float">
            <text:p>373.446880141062</text:p>
          </table:table-cell>
          <table:table-cell table:formula="of:=[.L103]*(9/5) + 32+RAND()" office:value-type="float" office:value="212.419330657307" calcext:value-type="float">
            <text:p>212.41933065730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P103]+273+(100*RAND())" office:value-type="float" office:value="444.363557013997" calcext:value-type="float">
            <text:p>444.363557013997</text:p>
          </table:table-cell>
          <table:table-cell table:formula="of:=[.P103]*(9/5) + 32+(100*RAND())" office:value-type="float" office:value="251.699343093872" calcext:value-type="float">
            <text:p>251.699343093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0:22:56.537558565</meta:creation-date>
    <dc:date>2021-04-14T10:27:10.320920047</dc:date>
    <meta:editing-duration>PT4M14S</meta:editing-duration>
    <meta:editing-cycles>2</meta:editing-cycles>
    <meta:generator>LibreOffice/6.4.6.2$Linux_X86_64 LibreOffice_project/40$Build-2</meta:generator>
    <meta:document-statistic meta:table-count="1" meta:cell-count="1433" meta:object-count="0"/>
  </office:meta>
</office:document-meta>
</file>